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01">
            <text:p>101</text:p>
          </table:table-cell>
          <table:table-cell office:value-type="float" office:value="904.65">
            <text:p>904.65</text:p>
          </table:table-cell>
          <table:table-cell office:value-type="float" office:value="2.53651">
            <text:p>2.53651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00.182">
            <text:p>800.182</text:p>
          </table:table-cell>
          <table:table-cell office:value-type="float" office:value="2.4988">
            <text:p>2.4988</text:p>
          </table:table-cell>
          <table:table-cell office:value-type="float" office:value="2.615">
            <text:p>2.6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63.46">
            <text:p>1063.46</text:p>
          </table:table-cell>
          <table:table-cell office:value-type="float" office:value="2.69354">
            <text:p>2.69354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43.558">
            <text:p>543.558</text:p>
          </table:table-cell>
          <table:table-cell office:value-type="float" office:value="2.39921">
            <text:p>2.39921</text:p>
          </table:table-cell>
          <table:table-cell office:value-type="float" office:value="2.625">
            <text:p>2.62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40.109">
            <text:p>940.109</text:p>
          </table:table-cell>
          <table:table-cell office:value-type="float" office:value="2.72246">
            <text:p>2.72246</text:p>
          </table:table-cell>
          <table:table-cell office:value-type="float" office:value="2.623">
            <text:p>2.62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75.609">
            <text:p>575.609</text:p>
          </table:table-cell>
          <table:table-cell office:value-type="float" office:value="2.60531">
            <text:p>2.60531</text:p>
          </table:table-cell>
          <table:table-cell office:value-type="float" office:value="2.614">
            <text:p>2.61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71.233">
            <text:p>671.233</text:p>
          </table:table-cell>
          <table:table-cell office:value-type="float" office:value="2.3991">
            <text:p>2.3991</text:p>
          </table:table-cell>
          <table:table-cell office:value-type="float" office:value="2.626">
            <text:p>2.62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15.889">
            <text:p>615.889</text:p>
          </table:table-cell>
          <table:table-cell office:value-type="float" office:value="2.74659">
            <text:p>2.74659</text:p>
          </table:table-cell>
          <table:table-cell office:value-type="float" office:value="2.611">
            <text:p>2.61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34.362">
            <text:p>734.362</text:p>
          </table:table-cell>
          <table:table-cell office:value-type="float" office:value="2.4136">
            <text:p>2.4136</text:p>
          </table:table-cell>
          <table:table-cell office:value-type="float" office:value="2.62">
            <text:p>2.6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12.513">
            <text:p>712.513</text:p>
          </table:table-cell>
          <table:table-cell office:value-type="float" office:value="2.97394">
            <text:p>2.97394</text:p>
          </table:table-cell>
          <table:table-cell office:value-type="float" office:value="2.611">
            <text:p>2.61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27.819">
            <text:p>827.819</text:p>
          </table:table-cell>
          <table:table-cell office:value-type="float" office:value="2.64377">
            <text:p>2.64377</text:p>
          </table:table-cell>
          <table:table-cell office:value-type="float" office:value="2.636">
            <text:p>2.6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22.73">
            <text:p>822.73</text:p>
          </table:table-cell>
          <table:table-cell office:value-type="float" office:value="2.65338">
            <text:p>2.65338</text:p>
          </table:table-cell>
          <table:table-cell office:value-type="float" office:value="2.622">
            <text:p>2.6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84.045">
            <text:p>784.045</text:p>
          </table:table-cell>
          <table:table-cell office:value-type="float" office:value="2.63557">
            <text:p>2.63557</text:p>
          </table:table-cell>
          <table:table-cell office:value-type="float" office:value="2.627">
            <text:p>2.6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60.837">
            <text:p>760.837</text:p>
          </table:table-cell>
          <table:table-cell office:value-type="float" office:value="2.5629">
            <text:p>2.5629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61.393">
            <text:p>861.393</text:p>
          </table:table-cell>
          <table:table-cell office:value-type="float" office:value="2.45662">
            <text:p>2.45662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08.715">
            <text:p>708.715</text:p>
          </table:table-cell>
          <table:table-cell office:value-type="float" office:value="2.66463">
            <text:p>2.66463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31.55">
            <text:p>1031.55</text:p>
          </table:table-cell>
          <table:table-cell office:value-type="float" office:value="2.57302">
            <text:p>2.57302</text:p>
          </table:table-cell>
          <table:table-cell office:value-type="float" office:value="2.609">
            <text:p>2.60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41.465">
            <text:p>741.465</text:p>
          </table:table-cell>
          <table:table-cell office:value-type="float" office:value="2.56562">
            <text:p>2.56562</text:p>
          </table:table-cell>
          <table:table-cell office:value-type="float" office:value="2.613">
            <text:p>2.61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92.495">
            <text:p>792.495</text:p>
          </table:table-cell>
          <table:table-cell office:value-type="float" office:value="2.57946">
            <text:p>2.57946</text:p>
          </table:table-cell>
          <table:table-cell office:value-type="float" office:value="2.625">
            <text:p>2.6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67.461">
            <text:p>667.461</text:p>
          </table:table-cell>
          <table:table-cell office:value-type="float" office:value="2.50895">
            <text:p>2.50895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45.48">
            <text:p>745.48</text:p>
          </table:table-cell>
          <table:table-cell office:value-type="float" office:value="2.61972">
            <text:p>2.61972</text:p>
          </table:table-cell>
          <table:table-cell office:value-type="float" office:value="2.627">
            <text:p>2.6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22.17">
            <text:p>822.17</text:p>
          </table:table-cell>
          <table:table-cell office:value-type="float" office:value="2.60849">
            <text:p>2.60849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22.298">
            <text:p>922.298</text:p>
          </table:table-cell>
          <table:table-cell office:value-type="float" office:value="2.69948">
            <text:p>2.69948</text:p>
          </table:table-cell>
          <table:table-cell office:value-type="float" office:value="2.63">
            <text:p>2.6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33.979">
            <text:p>733.979</text:p>
          </table:table-cell>
          <table:table-cell office:value-type="float" office:value="2.25566">
            <text:p>2.25566</text:p>
          </table:table-cell>
          <table:table-cell office:value-type="float" office:value="2.628">
            <text:p>2.6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73.644">
            <text:p>673.644</text:p>
          </table:table-cell>
          <table:table-cell office:value-type="float" office:value="2.59633">
            <text:p>2.59633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98.501">
            <text:p>698.501</text:p>
          </table:table-cell>
          <table:table-cell office:value-type="float" office:value="2.55731">
            <text:p>2.55731</text:p>
          </table:table-cell>
          <table:table-cell office:value-type="float" office:value="2.631">
            <text:p>2.63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44.825">
            <text:p>744.825</text:p>
          </table:table-cell>
          <table:table-cell office:value-type="float" office:value="2.50679">
            <text:p>2.50679</text:p>
          </table:table-cell>
          <table:table-cell office:value-type="float" office:value="4.532">
            <text:p>4.53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19.002">
            <text:p>619.002</text:p>
          </table:table-cell>
          <table:table-cell office:value-type="float" office:value="2.63593">
            <text:p>2.63593</text:p>
          </table:table-cell>
          <table:table-cell office:value-type="float" office:value="2.622">
            <text:p>2.62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82.105">
            <text:p>382.105</text:p>
          </table:table-cell>
          <table:table-cell office:value-type="float" office:value="2.53182">
            <text:p>2.53182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7.321">
            <text:p>677.321</text:p>
          </table:table-cell>
          <table:table-cell office:value-type="float" office:value="2.53334">
            <text:p>2.53334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74.778">
            <text:p>774.778</text:p>
          </table:table-cell>
          <table:table-cell office:value-type="float" office:value="2.49772">
            <text:p>2.49772</text:p>
          </table:table-cell>
          <table:table-cell office:value-type="float" office:value="2.629">
            <text:p>2.62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07.468">
            <text:p>507.468</text:p>
          </table:table-cell>
          <table:table-cell office:value-type="float" office:value="2.68708">
            <text:p>2.68708</text:p>
          </table:table-cell>
          <table:table-cell office:value-type="float" office:value="2.632">
            <text:p>2.63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49.604">
            <text:p>849.604</text:p>
          </table:table-cell>
          <table:table-cell table:number-columns-repeated="2" office:value-type="float" office:value="2.60402">
            <text:p>2.6040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94.266">
            <text:p>794.266</text:p>
          </table:table-cell>
          <table:table-cell office:value-type="float" office:value="2.75159">
            <text:p>2.75159</text:p>
          </table:table-cell>
          <table:table-cell office:value-type="float" office:value="2.588">
            <text:p>2.5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15.566">
            <text:p>715.566</text:p>
          </table:table-cell>
          <table:table-cell table:number-columns-repeated="2" office:value-type="float" office:value="2.77126">
            <text:p>2.7712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66.983">
            <text:p>866.983</text:p>
          </table:table-cell>
          <table:table-cell office:value-type="float" office:value="2.6862">
            <text:p>2.6862</text:p>
          </table:table-cell>
          <table:table-cell office:value-type="float" office:value="2.568">
            <text:p>2.56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75.506">
            <text:p>975.506</text:p>
          </table:table-cell>
          <table:table-cell office:value-type="float" office:value="2.61074">
            <text:p>2.61074</text:p>
          </table:table-cell>
          <table:table-cell office:value-type="float" office:value="2.577">
            <text:p>2.57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9.494">
            <text:p>679.494</text:p>
          </table:table-cell>
          <table:table-cell office:value-type="float" office:value="2.71285">
            <text:p>2.71285</text:p>
          </table:table-cell>
          <table:table-cell office:value-type="float" office:value="2.56">
            <text:p>2.5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84.856">
            <text:p>884.856</text:p>
          </table:table-cell>
          <table:table-cell office:value-type="float" office:value="2.61013">
            <text:p>2.61013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40.689">
            <text:p>840.689</text:p>
          </table:table-cell>
          <table:table-cell office:value-type="float" office:value="2.65854">
            <text:p>2.65854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29.6">
            <text:p>629.6</text:p>
          </table:table-cell>
          <table:table-cell office:value-type="float" office:value="2.67262">
            <text:p>2.67262</text:p>
          </table:table-cell>
          <table:table-cell office:value-type="float" office:value="2.57">
            <text:p>2.5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62.625">
            <text:p>862.625</text:p>
          </table:table-cell>
          <table:table-cell office:value-type="float" office:value="2.40337">
            <text:p>2.40337</text:p>
          </table:table-cell>
          <table:table-cell office:value-type="float" office:value="2.556">
            <text:p>2.55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84.825">
            <text:p>784.825</text:p>
          </table:table-cell>
          <table:table-cell office:value-type="float" office:value="2.72507">
            <text:p>2.72507</text:p>
          </table:table-cell>
          <table:table-cell office:value-type="float" office:value="2.59">
            <text:p>2.5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98.114">
            <text:p>898.114</text:p>
          </table:table-cell>
          <table:table-cell office:value-type="float" office:value="2.58683">
            <text:p>2.58683</text:p>
          </table:table-cell>
          <table:table-cell office:value-type="float" office:value="2.581">
            <text:p>2.58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88.308">
            <text:p>688.308</text:p>
          </table:table-cell>
          <table:table-cell office:value-type="float" office:value="3.00475">
            <text:p>3.00475</text:p>
          </table:table-cell>
          <table:table-cell office:value-type="float" office:value="2.562">
            <text:p>2.56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93.544">
            <text:p>893.544</text:p>
          </table:table-cell>
          <table:table-cell office:value-type="float" office:value="2.44105">
            <text:p>2.44105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66.421">
            <text:p>766.421</text:p>
          </table:table-cell>
          <table:table-cell office:value-type="float" office:value="2.44388">
            <text:p>2.44388</text:p>
          </table:table-cell>
          <table:table-cell office:value-type="float" office:value="2.578">
            <text:p>2.57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9.408">
            <text:p>759.408</text:p>
          </table:table-cell>
          <table:table-cell office:value-type="float" office:value="2.63087">
            <text:p>2.63087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2.14">
            <text:p>752.14</text:p>
          </table:table-cell>
          <table:table-cell office:value-type="float" office:value="2.55745">
            <text:p>2.55745</text:p>
          </table:table-cell>
          <table:table-cell office:value-type="float" office:value="2.593">
            <text:p>2.59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40.068">
            <text:p>840.068</text:p>
          </table:table-cell>
          <table:table-cell office:value-type="float" office:value="2.56959">
            <text:p>2.56959</text:p>
          </table:table-cell>
          <table:table-cell office:value-type="float" office:value="2.563">
            <text:p>2.56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61.39">
            <text:p>861.39</text:p>
          </table:table-cell>
          <table:table-cell office:value-type="float" office:value="2.42235">
            <text:p>2.42235</text:p>
          </table:table-cell>
          <table:table-cell office:value-type="float" office:value="2.587">
            <text:p>2.58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807.301">
            <text:p>807.301</text:p>
          </table:table-cell>
          <table:table-cell office:value-type="float" office:value="2.66245">
            <text:p>2.66245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16.215">
            <text:p>716.215</text:p>
          </table:table-cell>
          <table:table-cell office:value-type="float" office:value="2.6829">
            <text:p>2.6829</text:p>
          </table:table-cell>
          <table:table-cell office:value-type="float" office:value="2.565">
            <text:p>2.56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59.271">
            <text:p>659.271</text:p>
          </table:table-cell>
          <table:table-cell office:value-type="float" office:value="2.61392">
            <text:p>2.61392</text:p>
          </table:table-cell>
          <table:table-cell office:value-type="float" office:value="2.573">
            <text:p>2.57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81.63">
            <text:p>581.63</text:p>
          </table:table-cell>
          <table:table-cell office:value-type="float" office:value="2.82098">
            <text:p>2.82098</text:p>
          </table:table-cell>
          <table:table-cell office:value-type="float" office:value="2.574">
            <text:p>2.5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90.438">
            <text:p>790.438</text:p>
          </table:table-cell>
          <table:table-cell office:value-type="float" office:value="2.65009">
            <text:p>2.65009</text:p>
          </table:table-cell>
          <table:table-cell office:value-type="float" office:value="2.587">
            <text:p>2.5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92.929">
            <text:p>492.929</text:p>
          </table:table-cell>
          <table:table-cell table:number-columns-repeated="2" office:value-type="float" office:value="2.95061">
            <text:p>2.9506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19.974">
            <text:p>619.974</text:p>
          </table:table-cell>
          <table:table-cell table:number-columns-repeated="2" office:value-type="float" office:value="2.69729">
            <text:p>2.697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31.29">
            <text:p>831.29</text:p>
          </table:table-cell>
          <table:table-cell office:value-type="float" office:value="2.31403">
            <text:p>2.31403</text:p>
          </table:table-cell>
          <table:table-cell office:value-type="float" office:value="2.577">
            <text:p>2.57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76.894">
            <text:p>676.894</text:p>
          </table:table-cell>
          <table:table-cell office:value-type="float" office:value="2.66048">
            <text:p>2.66048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72.408">
            <text:p>772.408</text:p>
          </table:table-cell>
          <table:table-cell office:value-type="float" office:value="2.59469">
            <text:p>2.59469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24.903">
            <text:p>624.903</text:p>
          </table:table-cell>
          <table:table-cell office:value-type="float" office:value="2.74563">
            <text:p>2.74563</text:p>
          </table:table-cell>
          <table:table-cell office:value-type="float" office:value="2.569">
            <text:p>2.56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0.391">
            <text:p>730.391</text:p>
          </table:table-cell>
          <table:table-cell table:number-columns-repeated="2" office:value-type="float" office:value="2.5207">
            <text:p>2.520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83.384">
            <text:p>583.384</text:p>
          </table:table-cell>
          <table:table-cell office:value-type="float" office:value="2.69501">
            <text:p>2.69501</text:p>
          </table:table-cell>
          <table:table-cell office:value-type="float" office:value="2.571">
            <text:p>2.57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087">
            <text:p>1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350.37">
            <text:p>1350.37</text:p>
          </table:table-cell>
          <table:table-cell office:value-type="float" office:value="3.01659">
            <text:p>3.01659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98.051">
            <text:p>998.051</text:p>
          </table:table-cell>
          <table:table-cell table:number-columns-repeated="2" office:value-type="float" office:value="2.86245">
            <text:p>2.8624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20.17">
            <text:p>1320.17</text:p>
          </table:table-cell>
          <table:table-cell office:value-type="float" office:value="2.8372">
            <text:p>2.8372</text:p>
          </table:table-cell>
          <table:table-cell office:value-type="float" office:value="2.568">
            <text:p>2.56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88.63">
            <text:p>1088.63</text:p>
          </table:table-cell>
          <table:table-cell office:value-type="float" office:value="2.7685">
            <text:p>2.7685</text:p>
          </table:table-cell>
          <table:table-cell office:value-type="float" office:value="2.57">
            <text:p>2.5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16.504">
            <text:p>916.504</text:p>
          </table:table-cell>
          <table:table-cell table:number-columns-repeated="2" office:value-type="float" office:value="2.99846">
            <text:p>2.9984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85.8">
            <text:p>1085.8</text:p>
          </table:table-cell>
          <table:table-cell table:number-columns-repeated="2" office:value-type="float" office:value="2.74777">
            <text:p>2.7477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22.917">
            <text:p>922.917</text:p>
          </table:table-cell>
          <table:table-cell office:value-type="float" office:value="2.74941">
            <text:p>2.74941</text:p>
          </table:table-cell>
          <table:table-cell office:value-type="float" office:value="2.577">
            <text:p>2.57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339.53">
            <text:p>1339.53</text:p>
          </table:table-cell>
          <table:table-cell office:value-type="float" office:value="2.7661">
            <text:p>2.7661</text:p>
          </table:table-cell>
          <table:table-cell office:value-type="float" office:value="54.21">
            <text:p>54.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95.53">
            <text:p>1095.53</text:p>
          </table:table-cell>
          <table:table-cell office:value-type="float" office:value="2.61987">
            <text:p>2.61987</text:p>
          </table:table-cell>
          <table:table-cell office:value-type="float" office:value="2.56">
            <text:p>2.5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23.55">
            <text:p>1023.55</text:p>
          </table:table-cell>
          <table:table-cell office:value-type="float" office:value="2.8032">
            <text:p>2.8032</text:p>
          </table:table-cell>
          <table:table-cell office:value-type="float" office:value="2.559">
            <text:p>2.55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313.06">
            <text:p>1313.06</text:p>
          </table:table-cell>
          <table:table-cell table:number-columns-repeated="2" office:value-type="float" office:value="2.63608">
            <text:p>2.6360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16.04">
            <text:p>1016.04</text:p>
          </table:table-cell>
          <table:table-cell office:value-type="float" office:value="2.89771">
            <text:p>2.89771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28.866">
            <text:p>928.866</text:p>
          </table:table-cell>
          <table:table-cell office:value-type="float" office:value="2.67311">
            <text:p>2.67311</text:p>
          </table:table-cell>
          <table:table-cell office:value-type="float" office:value="2.542">
            <text:p>2.54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20.92">
            <text:p>1220.92</text:p>
          </table:table-cell>
          <table:table-cell table:number-columns-repeated="2" office:value-type="float" office:value="2.96109">
            <text:p>2.9610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82.98">
            <text:p>1182.98</text:p>
          </table:table-cell>
          <table:table-cell table:number-columns-repeated="2" office:value-type="float" office:value="2.53033">
            <text:p>2.5303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79.594">
            <text:p>979.594</text:p>
          </table:table-cell>
          <table:table-cell office:value-type="float" office:value="2.66246">
            <text:p>2.66246</text:p>
          </table:table-cell>
          <table:table-cell office:value-type="float" office:value="2.553">
            <text:p>2.55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206.46">
            <text:p>1206.46</text:p>
          </table:table-cell>
          <table:table-cell office:value-type="float" office:value="2.89649">
            <text:p>2.89649</text:p>
          </table:table-cell>
          <table:table-cell office:value-type="float" office:value="3.521">
            <text:p>3.52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209.36">
            <text:p>1209.36</text:p>
          </table:table-cell>
          <table:table-cell table:number-columns-repeated="2" office:value-type="float" office:value="2.68091">
            <text:p>2.6809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277.01">
            <text:p>1277.01</text:p>
          </table:table-cell>
          <table:table-cell table:number-columns-repeated="2" office:value-type="float" office:value="2.83617">
            <text:p>2.836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68.89">
            <text:p>1168.89</text:p>
          </table:table-cell>
          <table:table-cell table:number-columns-repeated="2" office:value-type="float" office:value="3.02021">
            <text:p>3.0202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260.03">
            <text:p>1260.03</text:p>
          </table:table-cell>
          <table:table-cell table:number-columns-repeated="2" office:value-type="float" office:value="2.83816">
            <text:p>2.8381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168.76">
            <text:p>1168.76</text:p>
          </table:table-cell>
          <table:table-cell table:number-columns-repeated="2" office:value-type="float" office:value="2.87641">
            <text:p>2.8764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31.53">
            <text:p>1031.53</text:p>
          </table:table-cell>
          <table:table-cell table:number-columns-repeated="2" office:value-type="float" office:value="2.67463">
            <text:p>2.6746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114.17">
            <text:p>1114.17</text:p>
          </table:table-cell>
          <table:table-cell office:value-type="float" office:value="2.69772">
            <text:p>2.69772</text:p>
          </table:table-cell>
          <table:table-cell office:value-type="float" office:value="2.566">
            <text:p>2.56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05.3">
            <text:p>1405.3</text:p>
          </table:table-cell>
          <table:table-cell table:number-columns-repeated="2" office:value-type="float" office:value="2.65305">
            <text:p>2.6530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188.56">
            <text:p>1188.56</text:p>
          </table:table-cell>
          <table:table-cell office:value-type="float" office:value="2.57754">
            <text:p>2.57754</text:p>
          </table:table-cell>
          <table:table-cell office:value-type="float" office:value="2.227">
            <text:p>2.22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23.63">
            <text:p>1023.63</text:p>
          </table:table-cell>
          <table:table-cell office:value-type="float" office:value="2.45104">
            <text:p>2.45104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220.78">
            <text:p>1220.78</text:p>
          </table:table-cell>
          <table:table-cell table:number-columns-repeated="2" office:value-type="float" office:value="2.79641">
            <text:p>2.7964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6">
            <text:p>1726</text:p>
          </table:table-cell>
          <table:table-cell table:number-columns-repeated="2" office:value-type="float" office:value="2.63498">
            <text:p>2.634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97.477">
            <text:p>997.477</text:p>
          </table:table-cell>
          <table:table-cell table:number-columns-repeated="2" office:value-type="float" office:value="2.56253">
            <text:p>2.5625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50.85">
            <text:p>1450.85</text:p>
          </table:table-cell>
          <table:table-cell office:value-type="float" office:value="2.84592">
            <text:p>2.84592</text:p>
          </table:table-cell>
          <table:table-cell office:value-type="float" office:value="2.555">
            <text:p>2.55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33.659">
            <text:p>633.659</text:p>
          </table:table-cell>
          <table:table-cell table:number-columns-repeated="2" office:value-type="float" office:value="2.76474">
            <text:p>2.7647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27.658">
            <text:p>627.658</text:p>
          </table:table-cell>
          <table:table-cell table:number-columns-repeated="2" office:value-type="float" office:value="2.71259">
            <text:p>2.7125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26.44">
            <text:p>826.44</text:p>
          </table:table-cell>
          <table:table-cell table:number-columns-repeated="2" office:value-type="float" office:value="2.61115">
            <text:p>2.611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17.28">
            <text:p>817.28</text:p>
          </table:table-cell>
          <table:table-cell table:number-columns-repeated="2" office:value-type="float" office:value="2.56635">
            <text:p>2.5663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78.49">
            <text:p>978.49</text:p>
          </table:table-cell>
          <table:table-cell table:number-columns-repeated="2" office:value-type="float" office:value="2.70606">
            <text:p>2.706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82.561">
            <text:p>782.561</text:p>
          </table:table-cell>
          <table:table-cell table:number-columns-repeated="2" office:value-type="float" office:value="2.706">
            <text:p>2.7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85.013">
            <text:p>985.013</text:p>
          </table:table-cell>
          <table:table-cell table:number-columns-repeated="2" office:value-type="float" office:value="2.55913">
            <text:p>2.5591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24.631">
            <text:p>524.631</text:p>
          </table:table-cell>
          <table:table-cell table:number-columns-repeated="2" office:value-type="float" office:value="2.72775">
            <text:p>2.7277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65.263">
            <text:p>865.263</text:p>
          </table:table-cell>
          <table:table-cell table:number-columns-repeated="2" office:value-type="float" office:value="2.54745">
            <text:p>2.5474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48.047">
            <text:p>848.047</text:p>
          </table:table-cell>
          <table:table-cell table:number-columns-repeated="2" office:value-type="float" office:value="2.75534">
            <text:p>2.7553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40.38">
            <text:p>1040.38</text:p>
          </table:table-cell>
          <table:table-cell table:number-columns-repeated="2" office:value-type="float" office:value="2.5819">
            <text:p>2.581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23.82">
            <text:p>1023.82</text:p>
          </table:table-cell>
          <table:table-cell office:value-type="float" office:value="2.43506">
            <text:p>2.43506</text:p>
          </table:table-cell>
          <table:table-cell office:value-type="float" office:value="2.172">
            <text:p>2.17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17.95">
            <text:p>1017.95</text:p>
          </table:table-cell>
          <table:table-cell table:number-columns-repeated="2" office:value-type="float" office:value="2.65685">
            <text:p>2.656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85.372">
            <text:p>785.372</text:p>
          </table:table-cell>
          <table:table-cell table:number-columns-repeated="2" office:value-type="float" office:value="2.68471">
            <text:p>2.6847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13.239">
            <text:p>713.239</text:p>
          </table:table-cell>
          <table:table-cell office:value-type="float" office:value="2.65697">
            <text:p>2.65697</text:p>
          </table:table-cell>
          <table:table-cell office:value-type="float" office:value="2.776">
            <text:p>2.77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9.318">
            <text:p>759.318</text:p>
          </table:table-cell>
          <table:table-cell table:number-columns-repeated="2" office:value-type="float" office:value="2.65297">
            <text:p>2.6529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14.372">
            <text:p>914.372</text:p>
          </table:table-cell>
          <table:table-cell table:number-columns-repeated="2" office:value-type="float" office:value="2.69105">
            <text:p>2.6910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01.158">
            <text:p>801.158</text:p>
          </table:table-cell>
          <table:table-cell table:number-columns-repeated="2" office:value-type="float" office:value="2.53189">
            <text:p>2.5318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24.239">
            <text:p>824.239</text:p>
          </table:table-cell>
          <table:table-cell table:number-columns-repeated="2" office:value-type="float" office:value="2.78557">
            <text:p>2.7855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95.162">
            <text:p>795.162</text:p>
          </table:table-cell>
          <table:table-cell table:number-columns-repeated="2" office:value-type="float" office:value="3.42309">
            <text:p>3.4230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44.087">
            <text:p>644.087</text:p>
          </table:table-cell>
          <table:table-cell table:number-columns-repeated="2" office:value-type="float" office:value="2.85791">
            <text:p>2.8579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70.56">
            <text:p>870.56</text:p>
          </table:table-cell>
          <table:table-cell table:number-columns-repeated="2" office:value-type="float" office:value="2.56956">
            <text:p>2.5695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898.149">
            <text:p>898.149</text:p>
          </table:table-cell>
          <table:table-cell table:number-columns-repeated="2" office:value-type="float" office:value="2.57287">
            <text:p>2.572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8.939">
            <text:p>938.939</text:p>
          </table:table-cell>
          <table:table-cell table:number-columns-repeated="2" office:value-type="float" office:value="2.56929">
            <text:p>2.5692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55.999">
            <text:p>655.999</text:p>
          </table:table-cell>
          <table:table-cell table:number-columns-repeated="2" office:value-type="float" office:value="2.52417">
            <text:p>2.5241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95.068">
            <text:p>895.068</text:p>
          </table:table-cell>
          <table:table-cell table:number-columns-repeated="2" office:value-type="float" office:value="2.4652">
            <text:p>2.465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78.232">
            <text:p>778.232</text:p>
          </table:table-cell>
          <table:table-cell table:number-columns-repeated="2" office:value-type="float" office:value="2.63436">
            <text:p>2.6343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80.499">
            <text:p>780.499</text:p>
          </table:table-cell>
          <table:table-cell table:number-columns-repeated="2" office:value-type="float" office:value="2.56436">
            <text:p>2.5643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6.017">
            <text:p>686.017</text:p>
          </table:table-cell>
          <table:table-cell office:value-type="float" office:value="2.88814">
            <text:p>2.88814</text:p>
          </table:table-cell>
          <table:table-cell office:value-type="float" office:value="3.416">
            <text:p>3.41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04.322">
            <text:p>904.322</text:p>
          </table:table-cell>
          <table:table-cell office:value-type="float" office:value="2.67389">
            <text:p>2.67389</text:p>
          </table:table-cell>
          <table:table-cell office:value-type="float" office:value="245700">
            <text:p>2457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06.227">
            <text:p>706.227</text:p>
          </table:table-cell>
          <table:table-cell table:number-columns-repeated="2" office:value-type="float" office:value="2.57257">
            <text:p>2.5725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41.617">
            <text:p>841.617</text:p>
          </table:table-cell>
          <table:table-cell table:number-columns-repeated="2" office:value-type="float" office:value="2.59487">
            <text:p>2.5948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449.22">
            <text:p>1449.22</text:p>
          </table:table-cell>
          <table:table-cell office:value-type="float" office:value="2.59175">
            <text:p>2.59175</text:p>
          </table:table-cell>
          <table:table-cell office:value-type="float" office:value="2.428">
            <text:p>2.42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13.3">
            <text:p>1013.3</text:p>
          </table:table-cell>
          <table:table-cell office:value-type="float" office:value="2.73687">
            <text:p>2.73687</text:p>
          </table:table-cell>
          <table:table-cell office:value-type="float" office:value="2.441">
            <text:p>2.44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65.83">
            <text:p>1265.83</text:p>
          </table:table-cell>
          <table:table-cell office:value-type="float" office:value="2.62039">
            <text:p>2.62039</text:p>
          </table:table-cell>
          <table:table-cell office:value-type="float" office:value="2.436">
            <text:p>2.43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217.73">
            <text:p>1217.73</text:p>
          </table:table-cell>
          <table:table-cell office:value-type="float" office:value="2.6574">
            <text:p>2.6574</text:p>
          </table:table-cell>
          <table:table-cell office:value-type="float" office:value="2.43">
            <text:p>2.4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402.99">
            <text:p>1402.99</text:p>
          </table:table-cell>
          <table:table-cell office:value-type="float" office:value="2.62902">
            <text:p>2.62902</text:p>
          </table:table-cell>
          <table:table-cell office:value-type="float" office:value="2.432">
            <text:p>2.43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25.7">
            <text:p>1125.7</text:p>
          </table:table-cell>
          <table:table-cell office:value-type="float" office:value="2.61546">
            <text:p>2.61546</text:p>
          </table:table-cell>
          <table:table-cell office:value-type="float" office:value="2.431">
            <text:p>2.43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85.41">
            <text:p>1185.41</text:p>
          </table:table-cell>
          <table:table-cell office:value-type="float" office:value="2.59418">
            <text:p>2.59418</text:p>
          </table:table-cell>
          <table:table-cell office:value-type="float" office:value="2.435">
            <text:p>2.43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86.83">
            <text:p>1186.83</text:p>
          </table:table-cell>
          <table:table-cell office:value-type="float" office:value="2.70095">
            <text:p>2.70095</text:p>
          </table:table-cell>
          <table:table-cell office:value-type="float" office:value="2.428">
            <text:p>2.42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237.29">
            <text:p>1237.29</text:p>
          </table:table-cell>
          <table:table-cell office:value-type="float" office:value="2.97133">
            <text:p>2.9713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76.25">
            <text:p>1076.25</text:p>
          </table:table-cell>
          <table:table-cell office:value-type="float" office:value="2.69754">
            <text:p>2.69754</text:p>
          </table:table-cell>
          <table:table-cell office:value-type="float" office:value="2.433">
            <text:p>2.43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92.92">
            <text:p>1192.92</text:p>
          </table:table-cell>
          <table:table-cell office:value-type="float" office:value="2.64786">
            <text:p>2.64786</text:p>
          </table:table-cell>
          <table:table-cell office:value-type="float" office:value="2.441">
            <text:p>2.44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71.48">
            <text:p>1071.48</text:p>
          </table:table-cell>
          <table:table-cell office:value-type="float" office:value="2.79415">
            <text:p>2.79415</text:p>
          </table:table-cell>
          <table:table-cell office:value-type="float" office:value="2.463">
            <text:p>2.46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61.68">
            <text:p>1061.68</text:p>
          </table:table-cell>
          <table:table-cell office:value-type="float" office:value="2.72531">
            <text:p>2.72531</text:p>
          </table:table-cell>
          <table:table-cell office:value-type="float" office:value="2.437">
            <text:p>2.43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10.209">
            <text:p>910.209</text:p>
          </table:table-cell>
          <table:table-cell office:value-type="float" office:value="2.69554">
            <text:p>2.69554</text:p>
          </table:table-cell>
          <table:table-cell office:value-type="float" office:value="2.439">
            <text:p>2.43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383.07">
            <text:p>1383.07</text:p>
          </table:table-cell>
          <table:table-cell office:value-type="float" office:value="2.63523">
            <text:p>2.63523</text:p>
          </table:table-cell>
          <table:table-cell office:value-type="float" office:value="2.429">
            <text:p>2.42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26.47">
            <text:p>1126.47</text:p>
          </table:table-cell>
          <table:table-cell office:value-type="float" office:value="2.66499">
            <text:p>2.66499</text:p>
          </table:table-cell>
          <table:table-cell office:value-type="float" office:value="2.442">
            <text:p>2.4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85.47">
            <text:p>1285.47</text:p>
          </table:table-cell>
          <table:table-cell office:value-type="float" office:value="2.64105">
            <text:p>2.64105</text:p>
          </table:table-cell>
          <table:table-cell office:value-type="float" office:value="2.439">
            <text:p>2.43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079.33">
            <text:p>1079.33</text:p>
          </table:table-cell>
          <table:table-cell office:value-type="float" office:value="2.65285">
            <text:p>2.65285</text:p>
          </table:table-cell>
          <table:table-cell office:value-type="float" office:value="2.446">
            <text:p>2.44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55.51">
            <text:p>1255.51</text:p>
          </table:table-cell>
          <table:table-cell office:value-type="float" office:value="2.65358">
            <text:p>2.65358</text:p>
          </table:table-cell>
          <table:table-cell office:value-type="float" office:value="3.384">
            <text:p>3.38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07.53">
            <text:p>1007.53</text:p>
          </table:table-cell>
          <table:table-cell office:value-type="float" office:value="2.65684">
            <text:p>2.65684</text:p>
          </table:table-cell>
          <table:table-cell office:value-type="float" office:value="2.447">
            <text:p>2.44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107.61">
            <text:p>1107.61</text:p>
          </table:table-cell>
          <table:table-cell office:value-type="float" office:value="2.59924">
            <text:p>2.59924</text:p>
          </table:table-cell>
          <table:table-cell office:value-type="float" office:value="2.442">
            <text:p>2.44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48.83">
            <text:p>1048.83</text:p>
          </table:table-cell>
          <table:table-cell office:value-type="float" office:value="2.83298">
            <text:p>2.83298</text:p>
          </table:table-cell>
          <table:table-cell office:value-type="float" office:value="2.446">
            <text:p>2.44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22.55">
            <text:p>1522.55</text:p>
          </table:table-cell>
          <table:table-cell office:value-type="float" office:value="2.62216">
            <text:p>2.62216</text:p>
          </table:table-cell>
          <table:table-cell office:value-type="float" office:value="2.448">
            <text:p>2.44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278.2">
            <text:p>1278.2</text:p>
          </table:table-cell>
          <table:table-cell office:value-type="float" office:value="2.65357">
            <text:p>2.65357</text:p>
          </table:table-cell>
          <table:table-cell office:value-type="float" office:value="2.454">
            <text:p>2.45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64.55">
            <text:p>1064.55</text:p>
          </table:table-cell>
          <table:table-cell office:value-type="float" office:value="2.45974">
            <text:p>2.45974</text:p>
          </table:table-cell>
          <table:table-cell office:value-type="float" office:value="2.442">
            <text:p>2.44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272.74">
            <text:p>1272.74</text:p>
          </table:table-cell>
          <table:table-cell office:value-type="float" office:value="2.62103">
            <text:p>2.62103</text:p>
          </table:table-cell>
          <table:table-cell office:value-type="float" office:value="2.464">
            <text:p>2.46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296.71">
            <text:p>1296.71</text:p>
          </table:table-cell>
          <table:table-cell office:value-type="float" office:value="2.54271">
            <text:p>2.54271</text:p>
          </table:table-cell>
          <table:table-cell office:value-type="float" office:value="2.452">
            <text:p>2.45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05.42">
            <text:p>1105.42</text:p>
          </table:table-cell>
          <table:table-cell office:value-type="float" office:value="2.59352">
            <text:p>2.59352</text:p>
          </table:table-cell>
          <table:table-cell office:value-type="float" office:value="2.456">
            <text:p>2.45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26.26">
            <text:p>1226.26</text:p>
          </table:table-cell>
          <table:table-cell office:value-type="float" office:value="2.59102">
            <text:p>2.59102</text:p>
          </table:table-cell>
          <table:table-cell office:value-type="float" office:value="2.462">
            <text:p>2.46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98.942">
            <text:p>998.942</text:p>
          </table:table-cell>
          <table:table-cell office:value-type="float" office:value="2.67346">
            <text:p>2.67346</text:p>
          </table:table-cell>
          <table:table-cell office:value-type="float" office:value="2.453">
            <text:p>2.45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69.5">
            <text:p>1069.5</text:p>
          </table:table-cell>
          <table:table-cell office:value-type="float" office:value="2.61468">
            <text:p>2.61468</text:p>
          </table:table-cell>
          <table:table-cell office:value-type="float" office:value="2.455">
            <text:p>2.45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59.42">
            <text:p>1259.42</text:p>
          </table:table-cell>
          <table:table-cell office:value-type="float" office:value="2.57138">
            <text:p>2.57138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09.19">
            <text:p>1109.19</text:p>
          </table:table-cell>
          <table:table-cell office:value-type="float" office:value="2.46689">
            <text:p>2.46689</text:p>
          </table:table-cell>
          <table:table-cell office:value-type="float" office:value="2.598">
            <text:p>2.59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040.9">
            <text:p>1040.9</text:p>
          </table:table-cell>
          <table:table-cell office:value-type="float" office:value="2.41943">
            <text:p>2.41943</text:p>
          </table:table-cell>
          <table:table-cell office:value-type="float" office:value="2.589">
            <text:p>2.58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79.952">
            <text:p>979.952</text:p>
          </table:table-cell>
          <table:table-cell office:value-type="float" office:value="2.54448">
            <text:p>2.54448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09.056">
            <text:p>909.056</text:p>
          </table:table-cell>
          <table:table-cell office:value-type="float" office:value="2.51236">
            <text:p>2.51236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2.881">
            <text:p>752.881</text:p>
          </table:table-cell>
          <table:table-cell office:value-type="float" office:value="2.8602">
            <text:p>2.8602</text:p>
          </table:table-cell>
          <table:table-cell office:value-type="float" office:value="2.604">
            <text:p>2.60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137.49">
            <text:p>1137.49</text:p>
          </table:table-cell>
          <table:table-cell office:value-type="float" office:value="2.51523">
            <text:p>2.51523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63.27">
            <text:p>1063.27</text:p>
          </table:table-cell>
          <table:table-cell office:value-type="float" office:value="2.45642">
            <text:p>2.45642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46.23">
            <text:p>1146.23</text:p>
          </table:table-cell>
          <table:table-cell office:value-type="float" office:value="2.44579">
            <text:p>2.44579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75.74">
            <text:p>1075.74</text:p>
          </table:table-cell>
          <table:table-cell office:value-type="float" office:value="2.50699">
            <text:p>2.50699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176.58">
            <text:p>1176.58</text:p>
          </table:table-cell>
          <table:table-cell office:value-type="float" office:value="2.50076">
            <text:p>2.50076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836.918">
            <text:p>836.918</text:p>
          </table:table-cell>
          <table:table-cell office:value-type="float" office:value="2.6474">
            <text:p>2.6474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119.2">
            <text:p>1119.2</text:p>
          </table:table-cell>
          <table:table-cell office:value-type="float" office:value="2.2062">
            <text:p>2.2062</text:p>
          </table:table-cell>
          <table:table-cell office:value-type="float" office:value="2.603">
            <text:p>2.60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23.511">
            <text:p>923.511</text:p>
          </table:table-cell>
          <table:table-cell office:value-type="float" office:value="2.65926">
            <text:p>2.65926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23.952">
            <text:p>823.952</text:p>
          </table:table-cell>
          <table:table-cell office:value-type="float" office:value="2.84903">
            <text:p>2.84903</text:p>
          </table:table-cell>
          <table:table-cell office:value-type="float" office:value="2.598">
            <text:p>2.59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019.56">
            <text:p>1019.56</text:p>
          </table:table-cell>
          <table:table-cell office:value-type="float" office:value="2.44473">
            <text:p>2.44473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62.54">
            <text:p>962.54</text:p>
          </table:table-cell>
          <table:table-cell office:value-type="float" office:value="2.51338">
            <text:p>2.51338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07.5">
            <text:p>1007.5</text:p>
          </table:table-cell>
          <table:table-cell office:value-type="float" office:value="2.68017">
            <text:p>2.68017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85.874">
            <text:p>985.874</text:p>
          </table:table-cell>
          <table:table-cell office:value-type="float" office:value="2.52202">
            <text:p>2.52202</text:p>
          </table:table-cell>
          <table:table-cell office:value-type="float" office:value="2.611">
            <text:p>2.61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57.964">
            <text:p>857.964</text:p>
          </table:table-cell>
          <table:table-cell office:value-type="float" office:value="2.4171">
            <text:p>2.4171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62.01">
            <text:p>962.01</text:p>
          </table:table-cell>
          <table:table-cell office:value-type="float" office:value="2.49537">
            <text:p>2.49537</text:p>
          </table:table-cell>
          <table:table-cell office:value-type="float" office:value="2.604">
            <text:p>2.6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37.909">
            <text:p>937.909</text:p>
          </table:table-cell>
          <table:table-cell office:value-type="float" office:value="2.46905">
            <text:p>2.46905</text:p>
          </table:table-cell>
          <table:table-cell office:value-type="float" office:value="2.591">
            <text:p>2.59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096.1">
            <text:p>1096.1</text:p>
          </table:table-cell>
          <table:table-cell office:value-type="float" office:value="2.42225">
            <text:p>2.42225</text:p>
          </table:table-cell>
          <table:table-cell office:value-type="float" office:value="2.612">
            <text:p>2.61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021.15">
            <text:p>1021.15</text:p>
          </table:table-cell>
          <table:table-cell office:value-type="float" office:value="2.54629">
            <text:p>2.54629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015.74">
            <text:p>1015.74</text:p>
          </table:table-cell>
          <table:table-cell office:value-type="float" office:value="2.45566">
            <text:p>2.45566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116.09">
            <text:p>1116.09</text:p>
          </table:table-cell>
          <table:table-cell office:value-type="float" office:value="2.4371">
            <text:p>2.4371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195.66">
            <text:p>1195.66</text:p>
          </table:table-cell>
          <table:table-cell office:value-type="float" office:value="2.53978">
            <text:p>2.53978</text:p>
          </table:table-cell>
          <table:table-cell office:value-type="float" office:value="1.913">
            <text:p>1.91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250.73">
            <text:p>1250.73</text:p>
          </table:table-cell>
          <table:table-cell office:value-type="float" office:value="2.61081">
            <text:p>2.61081</text:p>
          </table:table-cell>
          <table:table-cell office:value-type="float" office:value="2.596">
            <text:p>2.59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062.47">
            <text:p>1062.47</text:p>
          </table:table-cell>
          <table:table-cell office:value-type="float" office:value="2.62648">
            <text:p>2.62648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065.33">
            <text:p>1065.33</text:p>
          </table:table-cell>
          <table:table-cell office:value-type="float" office:value="2.46628">
            <text:p>2.46628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1.533">
            <text:p>921.533</text:p>
          </table:table-cell>
          <table:table-cell office:value-type="float" office:value="2.78733">
            <text:p>2.78733</text:p>
          </table:table-cell>
          <table:table-cell office:value-type="float" office:value="2.617">
            <text:p>2.61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161.22">
            <text:p>1161.22</text:p>
          </table:table-cell>
          <table:table-cell table:number-columns-repeated="2" office:value-type="float" office:value="2.46715">
            <text:p>2.4671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143.37">
            <text:p>1143.37</text:p>
          </table:table-cell>
          <table:table-cell office:value-type="float" office:value="2.58188">
            <text:p>2.58188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383">
            <text:p>13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366.18">
            <text:p>1366.18</text:p>
          </table:table-cell>
          <table:table-cell table:number-columns-repeated="2" office:value-type="float" office:value="2.7283">
            <text:p>2.72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87.48">
            <text:p>1087.48</text:p>
          </table:table-cell>
          <table:table-cell table:number-columns-repeated="2" office:value-type="float" office:value="2.53886">
            <text:p>2.5388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188.04">
            <text:p>1188.04</text:p>
          </table:table-cell>
          <table:table-cell table:number-columns-repeated="2" office:value-type="float" office:value="2.82322">
            <text:p>2.8232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359.97">
            <text:p>1359.97</text:p>
          </table:table-cell>
          <table:table-cell office:value-type="float" office:value="2.82312">
            <text:p>2.82312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300.26">
            <text:p>1300.26</text:p>
          </table:table-cell>
          <table:table-cell office:value-type="float" office:value="2.63065">
            <text:p>2.63065</text:p>
          </table:table-cell>
          <table:table-cell office:value-type="float" office:value="2.271">
            <text:p>2.27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360.66">
            <text:p>1360.66</text:p>
          </table:table-cell>
          <table:table-cell office:value-type="float" office:value="2.66203">
            <text:p>2.66203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84.27">
            <text:p>1284.27</text:p>
          </table:table-cell>
          <table:table-cell office:value-type="float" office:value="2.61905">
            <text:p>2.61905</text:p>
          </table:table-cell>
          <table:table-cell office:value-type="float" office:value="3.548">
            <text:p>3.54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405.12">
            <text:p>1405.12</text:p>
          </table:table-cell>
          <table:table-cell office:value-type="float" office:value="2.62929">
            <text:p>2.62929</text:p>
          </table:table-cell>
          <table:table-cell office:value-type="float" office:value="13.51">
            <text:p>13.5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42.33">
            <text:p>1342.33</text:p>
          </table:table-cell>
          <table:table-cell office:value-type="float" office:value="2.47699">
            <text:p>2.47699</text:p>
          </table:table-cell>
          <table:table-cell office:value-type="float" office:value="1.553">
            <text:p>1.55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170.84">
            <text:p>1170.84</text:p>
          </table:table-cell>
          <table:table-cell table:number-columns-repeated="2" office:value-type="float" office:value="2.66332">
            <text:p>2.6633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156.32">
            <text:p>1156.32</text:p>
          </table:table-cell>
          <table:table-cell table:number-columns-repeated="2" office:value-type="float" office:value="2.75318">
            <text:p>2.7531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82.46">
            <text:p>1082.46</text:p>
          </table:table-cell>
          <table:table-cell table:number-columns-repeated="2" office:value-type="float" office:value="2.68702">
            <text:p>2.687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30.51">
            <text:p>1230.51</text:p>
          </table:table-cell>
          <table:table-cell office:value-type="float" office:value="2.72707">
            <text:p>2.72707</text:p>
          </table:table-cell>
          <table:table-cell office:value-type="float" office:value="2.591">
            <text:p>2.59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129.4">
            <text:p>1129.4</text:p>
          </table:table-cell>
          <table:table-cell office:value-type="float" office:value="2.86592">
            <text:p>2.86592</text:p>
          </table:table-cell>
          <table:table-cell office:value-type="float" office:value="2.59">
            <text:p>2.5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376.12">
            <text:p>1376.12</text:p>
          </table:table-cell>
          <table:table-cell office:value-type="float" office:value="2.42414">
            <text:p>2.42414</text:p>
          </table:table-cell>
          <table:table-cell office:value-type="float" office:value="2.217">
            <text:p>2.21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151.18">
            <text:p>1151.18</text:p>
          </table:table-cell>
          <table:table-cell office:value-type="float" office:value="2.46041">
            <text:p>2.46041</text:p>
          </table:table-cell>
          <table:table-cell office:value-type="float" office:value="3.442">
            <text:p>3.44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274.37">
            <text:p>1274.37</text:p>
          </table:table-cell>
          <table:table-cell table:number-columns-repeated="2" office:value-type="float" office:value="2.63016">
            <text:p>2.630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148.7">
            <text:p>1148.7</text:p>
          </table:table-cell>
          <table:table-cell table:number-columns-repeated="2" office:value-type="float" office:value="2.70292">
            <text:p>2.7029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19.82">
            <text:p>1419.82</text:p>
          </table:table-cell>
          <table:table-cell table:number-columns-repeated="2" office:value-type="float" office:value="2.69007">
            <text:p>2.6900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234.76">
            <text:p>1234.76</text:p>
          </table:table-cell>
          <table:table-cell office:value-type="float" office:value="2.66909">
            <text:p>2.66909</text:p>
          </table:table-cell>
          <table:table-cell office:value-type="float" office:value="2.703">
            <text:p>2.70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196">
            <text:p>1196</text:p>
          </table:table-cell>
          <table:table-cell office:value-type="float" office:value="2.65496">
            <text:p>2.65496</text:p>
          </table:table-cell>
          <table:table-cell office:value-type="float" office:value="2.803">
            <text:p>2.80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63.65">
            <text:p>1063.65</text:p>
          </table:table-cell>
          <table:table-cell table:number-columns-repeated="2" office:value-type="float" office:value="2.70349">
            <text:p>2.7034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37.55">
            <text:p>1037.55</text:p>
          </table:table-cell>
          <table:table-cell table:number-columns-repeated="2" office:value-type="float" office:value="2.76186">
            <text:p>2.7618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281.33">
            <text:p>1281.33</text:p>
          </table:table-cell>
          <table:table-cell office:value-type="float" office:value="2.59994">
            <text:p>2.59994</text:p>
          </table:table-cell>
          <table:table-cell office:value-type="float" office:value="2.116">
            <text:p>2.11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380.66">
            <text:p>1380.66</text:p>
          </table:table-cell>
          <table:table-cell table:number-columns-repeated="2" office:value-type="float" office:value="2.67946">
            <text:p>2.6794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43.77">
            <text:p>1243.77</text:p>
          </table:table-cell>
          <table:table-cell office:value-type="float" office:value="2.66843">
            <text:p>2.66843</text:p>
          </table:table-cell>
          <table:table-cell office:value-type="float" office:value="2.35">
            <text:p>2.3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363.78">
            <text:p>1363.78</text:p>
          </table:table-cell>
          <table:table-cell office:value-type="float" office:value="2.69145">
            <text:p>2.69145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98.949">
            <text:p>998.949</text:p>
          </table:table-cell>
          <table:table-cell table:number-columns-repeated="2" office:value-type="float" office:value="2.77654">
            <text:p>2.7765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192.72">
            <text:p>1192.72</text:p>
          </table:table-cell>
          <table:table-cell table:number-columns-repeated="2" office:value-type="float" office:value="2.77236">
            <text:p>2.7723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119.53">
            <text:p>1119.53</text:p>
          </table:table-cell>
          <table:table-cell table:number-columns-repeated="2" office:value-type="float" office:value="2.35833">
            <text:p>2.3583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418.97">
            <text:p>1418.97</text:p>
          </table:table-cell>
          <table:table-cell office:value-type="float" office:value="2.73754">
            <text:p>2.73754</text:p>
          </table:table-cell>
          <table:table-cell office:value-type="float" office:value="3.181">
            <text:p>3.18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47.46">
            <text:p>1147.46</text:p>
          </table:table-cell>
          <table:table-cell office:value-type="float" office:value="2.5987">
            <text:p>2.5987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83.505">
            <text:p>983.505</text:p>
          </table:table-cell>
          <table:table-cell office:value-type="float" office:value="2.72276">
            <text:p>2.72276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03.32">
            <text:p>1103.32</text:p>
          </table:table-cell>
          <table:table-cell office:value-type="float" office:value="2.75259">
            <text:p>2.75259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65.435">
            <text:p>865.435</text:p>
          </table:table-cell>
          <table:table-cell office:value-type="float" office:value="2.79554">
            <text:p>2.79554</text:p>
          </table:table-cell>
          <table:table-cell office:value-type="float" office:value="2.55">
            <text:p>2.5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18.59">
            <text:p>918.59</text:p>
          </table:table-cell>
          <table:table-cell office:value-type="float" office:value="2.67178">
            <text:p>2.67178</text:p>
          </table:table-cell>
          <table:table-cell office:value-type="float" office:value="2.547">
            <text:p>2.54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54.037">
            <text:p>954.037</text:p>
          </table:table-cell>
          <table:table-cell office:value-type="float" office:value="2.61293">
            <text:p>2.61293</text:p>
          </table:table-cell>
          <table:table-cell office:value-type="float" office:value="2.535">
            <text:p>2.53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29.14">
            <text:p>1029.14</text:p>
          </table:table-cell>
          <table:table-cell office:value-type="float" office:value="2.60205">
            <text:p>2.60205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54.854">
            <text:p>954.854</text:p>
          </table:table-cell>
          <table:table-cell office:value-type="float" office:value="2.67969">
            <text:p>2.67969</text:p>
          </table:table-cell>
          <table:table-cell office:value-type="float" office:value="2.531">
            <text:p>2.53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26.925">
            <text:p>826.925</text:p>
          </table:table-cell>
          <table:table-cell office:value-type="float" office:value="2.56892">
            <text:p>2.56892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39.42">
            <text:p>1039.42</text:p>
          </table:table-cell>
          <table:table-cell office:value-type="float" office:value="2.80217">
            <text:p>2.80217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6.853">
            <text:p>926.853</text:p>
          </table:table-cell>
          <table:table-cell office:value-type="float" office:value="2.37711">
            <text:p>2.37711</text:p>
          </table:table-cell>
          <table:table-cell office:value-type="float" office:value="2.531">
            <text:p>2.53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00.27">
            <text:p>1000.27</text:p>
          </table:table-cell>
          <table:table-cell office:value-type="float" office:value="2.68968">
            <text:p>2.68968</text:p>
          </table:table-cell>
          <table:table-cell office:value-type="float" office:value="2.532">
            <text:p>2.53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18.307">
            <text:p>918.307</text:p>
          </table:table-cell>
          <table:table-cell office:value-type="float" office:value="2.65371">
            <text:p>2.65371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63.82">
            <text:p>963.82</text:p>
          </table:table-cell>
          <table:table-cell office:value-type="float" office:value="2.60326">
            <text:p>2.60326</text:p>
          </table:table-cell>
          <table:table-cell office:value-type="float" office:value="2.522">
            <text:p>2.52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189.78">
            <text:p>1189.78</text:p>
          </table:table-cell>
          <table:table-cell office:value-type="float" office:value="2.62232">
            <text:p>2.62232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46.68">
            <text:p>1046.68</text:p>
          </table:table-cell>
          <table:table-cell office:value-type="float" office:value="2.61522">
            <text:p>2.61522</text:p>
          </table:table-cell>
          <table:table-cell office:value-type="float" office:value="2.529">
            <text:p>2.52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58.714">
            <text:p>958.714</text:p>
          </table:table-cell>
          <table:table-cell office:value-type="float" office:value="2.43217">
            <text:p>2.43217</text:p>
          </table:table-cell>
          <table:table-cell office:value-type="float" office:value="2.524">
            <text:p>2.52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991.624">
            <text:p>991.624</text:p>
          </table:table-cell>
          <table:table-cell office:value-type="float" office:value="2.33657">
            <text:p>2.33657</text:p>
          </table:table-cell>
          <table:table-cell office:value-type="float" office:value="2.071">
            <text:p>2.07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71.066">
            <text:p>971.066</text:p>
          </table:table-cell>
          <table:table-cell office:value-type="float" office:value="2.61645">
            <text:p>2.61645</text:p>
          </table:table-cell>
          <table:table-cell office:value-type="float" office:value="2.526">
            <text:p>2.52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831.536">
            <text:p>831.536</text:p>
          </table:table-cell>
          <table:table-cell office:value-type="float" office:value="2.37513">
            <text:p>2.37513</text:p>
          </table:table-cell>
          <table:table-cell office:value-type="float" office:value="2.527">
            <text:p>2.52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02.39">
            <text:p>902.39</text:p>
          </table:table-cell>
          <table:table-cell office:value-type="float" office:value="2.62121">
            <text:p>2.62121</text:p>
          </table:table-cell>
          <table:table-cell office:value-type="float" office:value="2.53">
            <text:p>2.5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74.318">
            <text:p>874.318</text:p>
          </table:table-cell>
          <table:table-cell office:value-type="float" office:value="2.65125">
            <text:p>2.65125</text:p>
          </table:table-cell>
          <table:table-cell office:value-type="float" office:value="2.522">
            <text:p>2.52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65.294">
            <text:p>865.294</text:p>
          </table:table-cell>
          <table:table-cell office:value-type="float" office:value="2.52236">
            <text:p>2.52236</text:p>
          </table:table-cell>
          <table:table-cell office:value-type="float" office:value="2.515">
            <text:p>2.51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46.162">
            <text:p>946.162</text:p>
          </table:table-cell>
          <table:table-cell office:value-type="float" office:value="2.63938">
            <text:p>2.63938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56.87">
            <text:p>756.87</text:p>
          </table:table-cell>
          <table:table-cell office:value-type="float" office:value="2.5874">
            <text:p>2.5874</text:p>
          </table:table-cell>
          <table:table-cell office:value-type="float" office:value="2.528">
            <text:p>2.5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3.367">
            <text:p>903.367</text:p>
          </table:table-cell>
          <table:table-cell office:value-type="float" office:value="2.74755">
            <text:p>2.74755</text:p>
          </table:table-cell>
          <table:table-cell office:value-type="float" office:value="2.515">
            <text:p>2.51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056.34">
            <text:p>1056.34</text:p>
          </table:table-cell>
          <table:table-cell office:value-type="float" office:value="2.43036">
            <text:p>2.43036</text:p>
          </table:table-cell>
          <table:table-cell office:value-type="float" office:value="2.528">
            <text:p>2.52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32.268">
            <text:p>832.268</text:p>
          </table:table-cell>
          <table:table-cell office:value-type="float" office:value="2.39171">
            <text:p>2.39171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98.738">
            <text:p>698.738</text:p>
          </table:table-cell>
          <table:table-cell table:number-columns-repeated="2" office:value-type="float" office:value="2.51933">
            <text:p>2.5193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95.63">
            <text:p>795.63</text:p>
          </table:table-cell>
          <table:table-cell table:number-columns-repeated="2" office:value-type="float" office:value="2.55362">
            <text:p>2.5536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14.153">
            <text:p>814.153</text:p>
          </table:table-cell>
          <table:table-cell table:number-columns-repeated="2" office:value-type="float" office:value="2.69392">
            <text:p>2.6939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93.603">
            <text:p>993.603</text:p>
          </table:table-cell>
          <table:table-cell office:value-type="float" office:value="2.50222">
            <text:p>2.50222</text:p>
          </table:table-cell>
          <table:table-cell office:value-type="float" office:value="3.563">
            <text:p>3.56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49.951">
            <text:p>649.951</text:p>
          </table:table-cell>
          <table:table-cell office:value-type="float" office:value="3.08086">
            <text:p>3.08086</text:p>
          </table:table-cell>
          <table:table-cell office:value-type="float" office:value="1.271">
            <text:p>1.27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37.965">
            <text:p>937.965</text:p>
          </table:table-cell>
          <table:table-cell office:value-type="float" office:value="2.68062">
            <text:p>2.68062</text:p>
          </table:table-cell>
          <table:table-cell office:value-type="float" office:value="2.036">
            <text:p>2.03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02.111">
            <text:p>602.111</text:p>
          </table:table-cell>
          <table:table-cell table:number-columns-repeated="2" office:value-type="float" office:value="2.92635">
            <text:p>2.9263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13.94">
            <text:p>1013.94</text:p>
          </table:table-cell>
          <table:table-cell office:value-type="float" office:value="2.71384">
            <text:p>2.71384</text:p>
          </table:table-cell>
          <table:table-cell office:value-type="float" office:value="3.807">
            <text:p>3.80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35.094">
            <text:p>735.094</text:p>
          </table:table-cell>
          <table:table-cell table:number-columns-repeated="2" office:value-type="float" office:value="2.39516">
            <text:p>2.3951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94.886">
            <text:p>594.886</text:p>
          </table:table-cell>
          <table:table-cell table:number-columns-repeated="2" office:value-type="float" office:value="3.29915">
            <text:p>3.2991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70.549">
            <text:p>770.549</text:p>
          </table:table-cell>
          <table:table-cell table:number-columns-repeated="2" office:value-type="float" office:value="2.58275">
            <text:p>2.5827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827.661">
            <text:p>827.661</text:p>
          </table:table-cell>
          <table:table-cell office:value-type="float" office:value="2.63145">
            <text:p>2.63145</text:p>
          </table:table-cell>
          <table:table-cell office:value-type="float" office:value="3.541">
            <text:p>3.54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18.423">
            <text:p>718.423</text:p>
          </table:table-cell>
          <table:table-cell table:number-columns-repeated="2" office:value-type="float" office:value="2.86652">
            <text:p>2.8665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09.423">
            <text:p>609.423</text:p>
          </table:table-cell>
          <table:table-cell table:number-columns-repeated="2" office:value-type="float" office:value="2.71208">
            <text:p>2.7120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22.569">
            <text:p>822.569</text:p>
          </table:table-cell>
          <table:table-cell office:value-type="float" office:value="2.89677">
            <text:p>2.89677</text:p>
          </table:table-cell>
          <table:table-cell office:value-type="float" office:value="1.606">
            <text:p>1.6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57.15">
            <text:p>857.15</text:p>
          </table:table-cell>
          <table:table-cell office:value-type="float" office:value="2.60802">
            <text:p>2.60802</text:p>
          </table:table-cell>
          <table:table-cell office:value-type="float" office:value="3.025">
            <text:p>3.02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620.756">
            <text:p>620.756</text:p>
          </table:table-cell>
          <table:table-cell office:value-type="float" office:value="2.77073">
            <text:p>2.77073</text:p>
          </table:table-cell>
          <table:table-cell office:value-type="float" office:value="2.488">
            <text:p>2.48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45.434">
            <text:p>545.434</text:p>
          </table:table-cell>
          <table:table-cell table:number-columns-repeated="2" office:value-type="float" office:value="2.89808">
            <text:p>2.8980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86.398">
            <text:p>486.398</text:p>
          </table:table-cell>
          <table:table-cell table:number-columns-repeated="2" office:value-type="float" office:value="2.90708">
            <text:p>2.9070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53.7">
            <text:p>553.7</text:p>
          </table:table-cell>
          <table:table-cell office:value-type="float" office:value="2.91548">
            <text:p>2.91548</text:p>
          </table:table-cell>
          <table:table-cell office:value-type="float" office:value="2.085">
            <text:p>2.08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49.119">
            <text:p>649.119</text:p>
          </table:table-cell>
          <table:table-cell office:value-type="float" office:value="2.68754">
            <text:p>2.68754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31.23">
            <text:p>531.23</text:p>
          </table:table-cell>
          <table:table-cell office:value-type="float" office:value="2.66669">
            <text:p>2.66669</text:p>
          </table:table-cell>
          <table:table-cell office:value-type="float" office:value="2.956">
            <text:p>2.95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98.04">
            <text:p>498.04</text:p>
          </table:table-cell>
          <table:table-cell table:number-columns-repeated="2" office:value-type="float" office:value="2.74262">
            <text:p>2.7426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50.962">
            <text:p>550.962</text:p>
          </table:table-cell>
          <table:table-cell table:number-columns-repeated="2" office:value-type="float" office:value="2.94079">
            <text:p>2.9407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64.518">
            <text:p>764.518</text:p>
          </table:table-cell>
          <table:table-cell table:number-columns-repeated="2" office:value-type="float" office:value="2.59617">
            <text:p>2.5961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64.944">
            <text:p>564.944</text:p>
          </table:table-cell>
          <table:table-cell office:value-type="float" office:value="2.82354">
            <text:p>2.82354</text:p>
          </table:table-cell>
          <table:table-cell office:value-type="float" office:value="1.946">
            <text:p>1.94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33.051">
            <text:p>633.051</text:p>
          </table:table-cell>
          <table:table-cell office:value-type="float" office:value="2.82017">
            <text:p>2.82017</text:p>
          </table:table-cell>
          <table:table-cell office:value-type="float" office:value="2.675">
            <text:p>2.67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14.73">
            <text:p>414.73</text:p>
          </table:table-cell>
          <table:table-cell table:number-columns-repeated="2" office:value-type="float" office:value="2.79463">
            <text:p>2.7946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22.109">
            <text:p>422.109</text:p>
          </table:table-cell>
          <table:table-cell table:number-columns-repeated="2" office:value-type="float" office:value="3.3102">
            <text:p>3.310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35.67">
            <text:p>735.67</text:p>
          </table:table-cell>
          <table:table-cell office:value-type="float" office:value="2.51397">
            <text:p>2.51397</text:p>
          </table:table-cell>
          <table:table-cell office:value-type="float" office:value="28.99">
            <text:p>28.9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16.22">
            <text:p>516.22</text:p>
          </table:table-cell>
          <table:table-cell office:value-type="float" office:value="2.96663">
            <text:p>2.96663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61.203">
            <text:p>461.203</text:p>
          </table:table-cell>
          <table:table-cell table:number-columns-repeated="2" office:value-type="float" office:value="3.04594">
            <text:p>3.0459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64.911">
            <text:p>564.911</text:p>
          </table:table-cell>
          <table:table-cell office:value-type="float" office:value="2.89542">
            <text:p>2.89542</text:p>
          </table:table-cell>
          <table:table-cell office:value-type="float" office:value="1.932">
            <text:p>1.93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691.369">
            <text:p>691.369</text:p>
          </table:table-cell>
          <table:table-cell office:value-type="float" office:value="2.68571">
            <text:p>2.68571</text:p>
          </table:table-cell>
          <table:table-cell office:value-type="float" office:value="1.772">
            <text:p>1.7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78.21">
            <text:p>378.21</text:p>
          </table:table-cell>
          <table:table-cell table:number-columns-repeated="2" office:value-type="float" office:value="3.4198">
            <text:p>3.419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623.085">
            <text:p>623.085</text:p>
          </table:table-cell>
          <table:table-cell table:number-columns-repeated="2" office:value-type="float" office:value="3.02005">
            <text:p>3.0200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026.03">
            <text:p>1026.03</text:p>
          </table:table-cell>
          <table:table-cell office:value-type="float" office:value="2.66916">
            <text:p>2.66916</text:p>
          </table:table-cell>
          <table:table-cell office:value-type="float" office:value="2.384">
            <text:p>2.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327.04">
            <text:p>1327.04</text:p>
          </table:table-cell>
          <table:table-cell table:number-columns-repeated="2" office:value-type="float" office:value="2.59714">
            <text:p>2.597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229.42">
            <text:p>1229.42</text:p>
          </table:table-cell>
          <table:table-cell office:value-type="float" office:value="2.57268">
            <text:p>2.57268</text:p>
          </table:table-cell>
          <table:table-cell office:value-type="float" office:value="2.638">
            <text:p>2.63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362.77">
            <text:p>1362.77</text:p>
          </table:table-cell>
          <table:table-cell office:value-type="float" office:value="2.62329">
            <text:p>2.62329</text:p>
          </table:table-cell>
          <table:table-cell office:value-type="float" office:value="2.678">
            <text:p>2.67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288.35">
            <text:p>1288.35</text:p>
          </table:table-cell>
          <table:table-cell office:value-type="float" office:value="2.7042">
            <text:p>2.7042</text:p>
          </table:table-cell>
          <table:table-cell office:value-type="float" office:value="2.214">
            <text:p>2.214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284.43">
            <text:p>1284.43</text:p>
          </table:table-cell>
          <table:table-cell office:value-type="float" office:value="2.68906">
            <text:p>2.68906</text:p>
          </table:table-cell>
          <table:table-cell office:value-type="float" office:value="2.578">
            <text:p>2.57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222.34">
            <text:p>1222.34</text:p>
          </table:table-cell>
          <table:table-cell office:value-type="float" office:value="2.69117">
            <text:p>2.69117</text:p>
          </table:table-cell>
          <table:table-cell office:value-type="float" office:value="3.256">
            <text:p>3.25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239.97">
            <text:p>1239.97</text:p>
          </table:table-cell>
          <table:table-cell office:value-type="float" office:value="2.98255">
            <text:p>2.98255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164.98">
            <text:p>1164.98</text:p>
          </table:table-cell>
          <table:table-cell office:value-type="float" office:value="2.64819">
            <text:p>2.64819</text:p>
          </table:table-cell>
          <table:table-cell office:value-type="float" office:value="2.785">
            <text:p>2.78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198.03">
            <text:p>1198.03</text:p>
          </table:table-cell>
          <table:table-cell office:value-type="float" office:value="2.67313">
            <text:p>2.67313</text:p>
          </table:table-cell>
          <table:table-cell office:value-type="float" office:value="2.581">
            <text:p>2.58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182.98">
            <text:p>1182.98</text:p>
          </table:table-cell>
          <table:table-cell office:value-type="float" office:value="2.63185">
            <text:p>2.63185</text:p>
          </table:table-cell>
          <table:table-cell office:value-type="float" office:value="1.48">
            <text:p>1.4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84.11">
            <text:p>1184.11</text:p>
          </table:table-cell>
          <table:table-cell office:value-type="float" office:value="2.79323">
            <text:p>2.79323</text:p>
          </table:table-cell>
          <table:table-cell office:value-type="float" office:value="2.667">
            <text:p>2.66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29.48">
            <text:p>1029.48</text:p>
          </table:table-cell>
          <table:table-cell office:value-type="float" office:value="2.79914">
            <text:p>2.79914</text:p>
          </table:table-cell>
          <table:table-cell office:value-type="float" office:value="2.172">
            <text:p>2.17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37.934">
            <text:p>937.934</text:p>
          </table:table-cell>
          <table:table-cell table:number-columns-repeated="2" office:value-type="float" office:value="2.69754">
            <text:p>2.6975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998.132">
            <text:p>998.132</text:p>
          </table:table-cell>
          <table:table-cell table:number-columns-repeated="2" office:value-type="float" office:value="2.69948">
            <text:p>2.6994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53.696">
            <text:p>953.696</text:p>
          </table:table-cell>
          <table:table-cell office:value-type="float" office:value="2.61974">
            <text:p>2.61974</text:p>
          </table:table-cell>
          <table:table-cell office:value-type="float" office:value="2.764">
            <text:p>2.76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58.44">
            <text:p>1058.44</text:p>
          </table:table-cell>
          <table:table-cell office:value-type="float" office:value="2.96573">
            <text:p>2.96573</text:p>
          </table:table-cell>
          <table:table-cell office:value-type="float" office:value="3.515">
            <text:p>3.51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91.946">
            <text:p>891.946</text:p>
          </table:table-cell>
          <table:table-cell table:number-columns-repeated="2" office:value-type="float" office:value="2.81911">
            <text:p>2.8191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130.59">
            <text:p>1130.59</text:p>
          </table:table-cell>
          <table:table-cell office:value-type="float" office:value="2.76255">
            <text:p>2.76255</text:p>
          </table:table-cell>
          <table:table-cell office:value-type="float" office:value="3.965">
            <text:p>3.96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67.49">
            <text:p>1067.49</text:p>
          </table:table-cell>
          <table:table-cell office:value-type="float" office:value="2.669">
            <text:p>2.669</text:p>
          </table:table-cell>
          <table:table-cell office:value-type="float" office:value="3.237">
            <text:p>3.23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331.21">
            <text:p>1331.21</text:p>
          </table:table-cell>
          <table:table-cell office:value-type="float" office:value="3.05978">
            <text:p>3.05978</text:p>
          </table:table-cell>
          <table:table-cell office:value-type="float" office:value="3.016">
            <text:p>3.01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19.272">
            <text:p>819.272</text:p>
          </table:table-cell>
          <table:table-cell table:number-columns-repeated="2" office:value-type="float" office:value="2.69442">
            <text:p>2.6944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74.16">
            <text:p>1074.16</text:p>
          </table:table-cell>
          <table:table-cell table:number-columns-repeated="2" office:value-type="float" office:value="2.70216">
            <text:p>2.7021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171.14">
            <text:p>1171.14</text:p>
          </table:table-cell>
          <table:table-cell office:value-type="float" office:value="2.71019">
            <text:p>2.71019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38.85">
            <text:p>1038.85</text:p>
          </table:table-cell>
          <table:table-cell table:number-columns-repeated="2" office:value-type="float" office:value="2.84725">
            <text:p>2.84725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66.93">
            <text:p>866.93</text:p>
          </table:table-cell>
          <table:table-cell table:number-columns-repeated="2" office:value-type="float" office:value="2.59914">
            <text:p>2.5991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114.89">
            <text:p>1114.89</text:p>
          </table:table-cell>
          <table:table-cell office:value-type="float" office:value="2.68981">
            <text:p>2.68981</text:p>
          </table:table-cell>
          <table:table-cell office:value-type="float" office:value="2.726">
            <text:p>2.72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116.21">
            <text:p>1116.21</text:p>
          </table:table-cell>
          <table:table-cell office:value-type="float" office:value="2.59926">
            <text:p>2.59926</text:p>
          </table:table-cell>
          <table:table-cell office:value-type="float" office:value="2.287">
            <text:p>2.28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953.081">
            <text:p>953.081</text:p>
          </table:table-cell>
          <table:table-cell table:number-columns-repeated="2" office:value-type="float" office:value="2.65014">
            <text:p>2.6501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202.45">
            <text:p>1202.45</text:p>
          </table:table-cell>
          <table:table-cell table:number-columns-repeated="2" office:value-type="float" office:value="3.08326">
            <text:p>3.0832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986.575">
            <text:p>986.575</text:p>
          </table:table-cell>
          <table:table-cell office:value-type="float" office:value="2.66489">
            <text:p>2.66489</text:p>
          </table:table-cell>
          <table:table-cell office:value-type="float" office:value="2.862">
            <text:p>2.86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33.389">
            <text:p>533.389</text:p>
          </table:table-cell>
          <table:table-cell table:number-columns-repeated="2" office:value-type="float" office:value="3.1506">
            <text:p>3.150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660.83">
            <text:p>660.83</text:p>
          </table:table-cell>
          <table:table-cell table:number-columns-repeated="2" office:value-type="float" office:value="2.95611">
            <text:p>2.9561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601.174">
            <text:p>601.174</text:p>
          </table:table-cell>
          <table:table-cell office:value-type="float" office:value="2.87926">
            <text:p>2.87926</text:p>
          </table:table-cell>
          <table:table-cell office:value-type="float" office:value="2.654">
            <text:p>2.65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39.361">
            <text:p>439.361</text:p>
          </table:table-cell>
          <table:table-cell table:number-columns-repeated="2" office:value-type="float" office:value="3.23964">
            <text:p>3.2396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29.314">
            <text:p>729.314</text:p>
          </table:table-cell>
          <table:table-cell office:value-type="float" office:value="2.56794">
            <text:p>2.56794</text:p>
          </table:table-cell>
          <table:table-cell office:value-type="float" office:value="10.67">
            <text:p>10.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637.318">
            <text:p>637.318</text:p>
          </table:table-cell>
          <table:table-cell office:value-type="float" office:value="2.71282">
            <text:p>2.71282</text:p>
          </table:table-cell>
          <table:table-cell office:value-type="float" office:value="2.557">
            <text:p>2.55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56.566">
            <text:p>456.566</text:p>
          </table:table-cell>
          <table:table-cell table:number-columns-repeated="2" office:value-type="float" office:value="3.09182">
            <text:p>3.0918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20.325">
            <text:p>720.325</text:p>
          </table:table-cell>
          <table:table-cell table:number-columns-repeated="2" office:value-type="float" office:value="2.76734">
            <text:p>2.7673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00.629">
            <text:p>500.629</text:p>
          </table:table-cell>
          <table:table-cell office:value-type="float" office:value="3.01143">
            <text:p>3.01143</text:p>
          </table:table-cell>
          <table:table-cell office:value-type="float" office:value="2.838">
            <text:p>2.83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09.249">
            <text:p>609.249</text:p>
          </table:table-cell>
          <table:table-cell table:number-columns-repeated="2" office:value-type="float" office:value="2.76469">
            <text:p>2.7646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619.995">
            <text:p>619.995</text:p>
          </table:table-cell>
          <table:table-cell office:value-type="float" office:value="3.01388">
            <text:p>3.01388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42.772">
            <text:p>542.772</text:p>
          </table:table-cell>
          <table:table-cell office:value-type="float" office:value="2.67078">
            <text:p>2.67078</text:p>
          </table:table-cell>
          <table:table-cell office:value-type="float" office:value="2.831">
            <text:p>2.83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581.483">
            <text:p>581.483</text:p>
          </table:table-cell>
          <table:table-cell office:value-type="float" office:value="2.75667">
            <text:p>2.75667</text:p>
          </table:table-cell>
          <table:table-cell office:value-type="float" office:value="2.829">
            <text:p>2.82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58.052">
            <text:p>558.052</text:p>
          </table:table-cell>
          <table:table-cell office:value-type="float" office:value="2.91914">
            <text:p>2.91914</text:p>
          </table:table-cell>
          <table:table-cell office:value-type="float" office:value="2.744">
            <text:p>2.74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619.429">
            <text:p>619.429</text:p>
          </table:table-cell>
          <table:table-cell table:number-columns-repeated="2" office:value-type="float" office:value="2.78341">
            <text:p>2.7834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03.473">
            <text:p>503.473</text:p>
          </table:table-cell>
          <table:table-cell table:number-columns-repeated="2" office:value-type="float" office:value="2.78861">
            <text:p>2.7886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839.036">
            <text:p>839.036</text:p>
          </table:table-cell>
          <table:table-cell office:value-type="float" office:value="2.84752">
            <text:p>2.84752</text:p>
          </table:table-cell>
          <table:table-cell office:value-type="float" office:value="2.776">
            <text:p>2.77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07.433">
            <text:p>707.433</text:p>
          </table:table-cell>
          <table:table-cell office:value-type="float" office:value="2.80572">
            <text:p>2.80572</text:p>
          </table:table-cell>
          <table:table-cell office:value-type="float" office:value="3.077">
            <text:p>3.077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819.14">
            <text:p>819.14</text:p>
          </table:table-cell>
          <table:table-cell table:number-columns-repeated="2" office:value-type="float" office:value="2.82431">
            <text:p>2.8243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75.394">
            <text:p>775.394</text:p>
          </table:table-cell>
          <table:table-cell office:value-type="float" office:value="3.07103">
            <text:p>3.07103</text:p>
          </table:table-cell>
          <table:table-cell office:value-type="float" office:value="3.959">
            <text:p>3.95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35.674">
            <text:p>935.674</text:p>
          </table:table-cell>
          <table:table-cell office:value-type="float" office:value="2.81315">
            <text:p>2.81315</text:p>
          </table:table-cell>
          <table:table-cell office:value-type="float" office:value="2.233">
            <text:p>2.23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859.189">
            <text:p>859.189</text:p>
          </table:table-cell>
          <table:table-cell office:value-type="float" office:value="2.79622">
            <text:p>2.79622</text:p>
          </table:table-cell>
          <table:table-cell office:value-type="float" office:value="3.504">
            <text:p>3.50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44.005">
            <text:p>844.005</text:p>
          </table:table-cell>
          <table:table-cell office:value-type="float" office:value="2.92041">
            <text:p>2.92041</text:p>
          </table:table-cell>
          <table:table-cell office:value-type="float" office:value="1.658">
            <text:p>1.65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53.804">
            <text:p>853.804</text:p>
          </table:table-cell>
          <table:table-cell office:value-type="float" office:value="2.7765">
            <text:p>2.7765</text:p>
          </table:table-cell>
          <table:table-cell office:value-type="float" office:value="2.728">
            <text:p>2.72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49.025">
            <text:p>749.025</text:p>
          </table:table-cell>
          <table:table-cell table:number-columns-repeated="2" office:value-type="float" office:value="2.65427">
            <text:p>2.6542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913.459">
            <text:p>913.459</text:p>
          </table:table-cell>
          <table:table-cell table:number-columns-repeated="2" office:value-type="float" office:value="2.82464">
            <text:p>2.8246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50.285">
            <text:p>850.285</text:p>
          </table:table-cell>
          <table:table-cell office:value-type="float" office:value="2.82969">
            <text:p>2.82969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969.643">
            <text:p>969.643</text:p>
          </table:table-cell>
          <table:table-cell office:value-type="float" office:value="2.60057">
            <text:p>2.60057</text:p>
          </table:table-cell>
          <table:table-cell office:value-type="float" office:value="2.498">
            <text:p>2.49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77.136">
            <text:p>977.136</text:p>
          </table:table-cell>
          <table:table-cell office:value-type="float" office:value="2.69843">
            <text:p>2.69843</text:p>
          </table:table-cell>
          <table:table-cell office:value-type="float" office:value="1.396">
            <text:p>1.39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14.962">
            <text:p>914.962</text:p>
          </table:table-cell>
          <table:table-cell office:value-type="float" office:value="2.63534">
            <text:p>2.63534</text:p>
          </table:table-cell>
          <table:table-cell office:value-type="float" office:value="2.502">
            <text:p>2.502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823.201">
            <text:p>823.201</text:p>
          </table:table-cell>
          <table:table-cell office:value-type="float" office:value="3.08504">
            <text:p>3.08504</text:p>
          </table:table-cell>
          <table:table-cell office:value-type="float" office:value="2.884">
            <text:p>2.88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34.631">
            <text:p>734.631</text:p>
          </table:table-cell>
          <table:table-cell office:value-type="float" office:value="2.64289">
            <text:p>2.64289</text:p>
          </table:table-cell>
          <table:table-cell office:value-type="float" office:value="2.485">
            <text:p>2.4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23.375">
            <text:p>423.375</text:p>
          </table:table-cell>
          <table:table-cell table:number-columns-repeated="2" office:value-type="float" office:value="2.93442">
            <text:p>2.9344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45.001">
            <text:p>545.001</text:p>
          </table:table-cell>
          <table:table-cell office:value-type="float" office:value="2.57471">
            <text:p>2.57471</text:p>
          </table:table-cell>
          <table:table-cell office:value-type="float" office:value="3.137">
            <text:p>3.13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7.764">
            <text:p>447.764</text:p>
          </table:table-cell>
          <table:table-cell table:number-columns-repeated="2" office:value-type="float" office:value="2.43669">
            <text:p>2.4366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27.961">
            <text:p>427.961</text:p>
          </table:table-cell>
          <table:table-cell table:number-columns-repeated="2" office:value-type="float" office:value="2.90441">
            <text:p>2.9044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71.333">
            <text:p>471.333</text:p>
          </table:table-cell>
          <table:table-cell office:value-type="float" office:value="2.75183">
            <text:p>2.75183</text:p>
          </table:table-cell>
          <table:table-cell office:value-type="float" office:value="2.364">
            <text:p>2.36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46.314">
            <text:p>446.314</text:p>
          </table:table-cell>
          <table:table-cell office:value-type="float" office:value="2.61767">
            <text:p>2.61767</text:p>
          </table:table-cell>
          <table:table-cell office:value-type="float" office:value="27.06">
            <text:p>27.0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17.082">
            <text:p>317.082</text:p>
          </table:table-cell>
          <table:table-cell table:number-columns-repeated="2" office:value-type="float" office:value="2.68499">
            <text:p>2.6849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3.995">
            <text:p>213.995</text:p>
          </table:table-cell>
          <table:table-cell table:number-columns-repeated="2" office:value-type="float" office:value="2.79199">
            <text:p>2.7919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20.554">
            <text:p>420.554</text:p>
          </table:table-cell>
          <table:table-cell office:value-type="float" office:value="2.74462">
            <text:p>2.74462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81.247">
            <text:p>281.247</text:p>
          </table:table-cell>
          <table:table-cell office:value-type="float" office:value="2.85267">
            <text:p>2.85267</text:p>
          </table:table-cell>
          <table:table-cell office:value-type="float" office:value="2.932">
            <text:p>2.93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83.76">
            <text:p>383.76</text:p>
          </table:table-cell>
          <table:table-cell table:number-columns-repeated="2" office:value-type="float" office:value="2.64373">
            <text:p>2.6437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412.39">
            <text:p>412.39</text:p>
          </table:table-cell>
          <table:table-cell table:number-columns-repeated="2" office:value-type="float" office:value="2.76842">
            <text:p>2.7684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96.006">
            <text:p>496.006</text:p>
          </table:table-cell>
          <table:table-cell office:value-type="float" office:value="2.79554">
            <text:p>2.79554</text:p>
          </table:table-cell>
          <table:table-cell office:value-type="float" office:value="2.936">
            <text:p>2.93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525.622">
            <text:p>525.622</text:p>
          </table:table-cell>
          <table:table-cell table:number-columns-repeated="2" office:value-type="float" office:value="2.67577">
            <text:p>2.6757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78.597">
            <text:p>278.597</text:p>
          </table:table-cell>
          <table:table-cell table:number-columns-repeated="2" office:value-type="float" office:value="2.7766">
            <text:p>2.776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90.145">
            <text:p>290.145</text:p>
          </table:table-cell>
          <table:table-cell table:number-columns-repeated="2" office:value-type="float" office:value="2.85172">
            <text:p>2.8517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01.605">
            <text:p>501.605</text:p>
          </table:table-cell>
          <table:table-cell office:value-type="float" office:value="2.82297">
            <text:p>2.82297</text:p>
          </table:table-cell>
          <table:table-cell office:value-type="float" office:value="3.033">
            <text:p>3.03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20.587">
            <text:p>420.587</text:p>
          </table:table-cell>
          <table:table-cell table:number-columns-repeated="2" office:value-type="float" office:value="2.93919">
            <text:p>2.9391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656.368">
            <text:p>656.368</text:p>
          </table:table-cell>
          <table:table-cell table:number-columns-repeated="2" office:value-type="float" office:value="3.04303">
            <text:p>3.0430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650.668">
            <text:p>650.668</text:p>
          </table:table-cell>
          <table:table-cell table:number-columns-repeated="2" office:value-type="float" office:value="2.72745">
            <text:p>2.7274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402.264">
            <text:p>402.264</text:p>
          </table:table-cell>
          <table:table-cell table:number-columns-repeated="2" office:value-type="float" office:value="2.9435">
            <text:p>2.943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55.657">
            <text:p>455.657</text:p>
          </table:table-cell>
          <table:table-cell table:number-columns-repeated="2" office:value-type="float" office:value="2.88662">
            <text:p>2.8866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79.223">
            <text:p>579.223</text:p>
          </table:table-cell>
          <table:table-cell office:value-type="float" office:value="2.82642">
            <text:p>2.82642</text:p>
          </table:table-cell>
          <table:table-cell office:value-type="float" office:value="3.845">
            <text:p>3.84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400.336">
            <text:p>400.336</text:p>
          </table:table-cell>
          <table:table-cell office:value-type="float" office:value="2.81741">
            <text:p>2.81741</text:p>
          </table:table-cell>
          <table:table-cell office:value-type="float" office:value="3.713">
            <text:p>3.71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40.509">
            <text:p>340.509</text:p>
          </table:table-cell>
          <table:table-cell table:number-columns-repeated="2" office:value-type="float" office:value="3.15302">
            <text:p>3.1530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414.211">
            <text:p>414.211</text:p>
          </table:table-cell>
          <table:table-cell office:value-type="float" office:value="4.84297">
            <text:p>4.84297</text:p>
          </table:table-cell>
          <table:table-cell office:value-type="float" office:value="2.368">
            <text:p>2.36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663.545">
            <text:p>663.545</text:p>
          </table:table-cell>
          <table:table-cell office:value-type="float" office:value="2.94087">
            <text:p>2.94087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02.036">
            <text:p>502.036</text:p>
          </table:table-cell>
          <table:table-cell table:number-columns-repeated="2" office:value-type="float" office:value="2.87625">
            <text:p>2.8762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20.227">
            <text:p>520.227</text:p>
          </table:table-cell>
          <table:table-cell table:number-columns-repeated="2" office:value-type="float" office:value="3.13772">
            <text:p>3.1377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23.47">
            <text:p>723.47</text:p>
          </table:table-cell>
          <table:table-cell table:number-columns-repeated="2" office:value-type="float" office:value="2.80845">
            <text:p>2.8084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42.277">
            <text:p>742.277</text:p>
          </table:table-cell>
          <table:table-cell table:number-columns-repeated="2" office:value-type="float" office:value="2.97621">
            <text:p>2.9762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66.916">
            <text:p>366.916</text:p>
          </table:table-cell>
          <table:table-cell table:number-columns-repeated="2" office:value-type="float" office:value="3.47984">
            <text:p>3.479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119.71">
            <text:p>1119.71</text:p>
          </table:table-cell>
          <table:table-cell table:number-columns-repeated="2" office:value-type="float" office:value="3.43823">
            <text:p>3.4382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59.507">
            <text:p>959.507</text:p>
          </table:table-cell>
          <table:table-cell table:number-columns-repeated="2" office:value-type="float" office:value="2.29111">
            <text:p>2.2911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047.81">
            <text:p>1047.81</text:p>
          </table:table-cell>
          <table:table-cell table:number-columns-repeated="2" office:value-type="float" office:value="2.63848">
            <text:p>2.6384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94.844">
            <text:p>994.844</text:p>
          </table:table-cell>
          <table:table-cell table:number-columns-repeated="2" office:value-type="float" office:value="2.69028">
            <text:p>2.6902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381.27">
            <text:p>1381.27</text:p>
          </table:table-cell>
          <table:table-cell office:value-type="float" office:value="2.61739">
            <text:p>2.61739</text:p>
          </table:table-cell>
          <table:table-cell office:value-type="float" office:value="3.084">
            <text:p>3.08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48.79">
            <text:p>1248.79</text:p>
          </table:table-cell>
          <table:table-cell table:number-columns-repeated="2" office:value-type="float" office:value="2.4009">
            <text:p>2.400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293.31">
            <text:p>1293.31</text:p>
          </table:table-cell>
          <table:table-cell office:value-type="float" office:value="2.62945">
            <text:p>2.62945</text:p>
          </table:table-cell>
          <table:table-cell office:value-type="float" office:value="2.602">
            <text:p>2.60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130.43">
            <text:p>1130.43</text:p>
          </table:table-cell>
          <table:table-cell office:value-type="float" office:value="2.59486">
            <text:p>2.59486</text:p>
          </table:table-cell>
          <table:table-cell office:value-type="float" office:value="2.587">
            <text:p>2.58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120.07">
            <text:p>1120.07</text:p>
          </table:table-cell>
          <table:table-cell office:value-type="float" office:value="2.44879">
            <text:p>2.44879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016.74">
            <text:p>1016.74</text:p>
          </table:table-cell>
          <table:table-cell table:number-columns-repeated="2" office:value-type="float" office:value="2.80242">
            <text:p>2.8024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59.771">
            <text:p>959.771</text:p>
          </table:table-cell>
          <table:table-cell office:value-type="float" office:value="2.32573">
            <text:p>2.32573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23.13">
            <text:p>1023.13</text:p>
          </table:table-cell>
          <table:table-cell office:value-type="float" office:value="2.43215">
            <text:p>2.43215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049.69">
            <text:p>1049.69</text:p>
          </table:table-cell>
          <table:table-cell office:value-type="float" office:value="2.41696">
            <text:p>2.41696</text:p>
          </table:table-cell>
          <table:table-cell office:value-type="float" office:value="3.243">
            <text:p>3.24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269.27">
            <text:p>1269.27</text:p>
          </table:table-cell>
          <table:table-cell office:value-type="float" office:value="2.54092">
            <text:p>2.54092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242.97">
            <text:p>1242.97</text:p>
          </table:table-cell>
          <table:table-cell office:value-type="float" office:value="2.51821">
            <text:p>2.51821</text:p>
          </table:table-cell>
          <table:table-cell office:value-type="float" office:value="2.585">
            <text:p>2.58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47.5">
            <text:p>1247.5</text:p>
          </table:table-cell>
          <table:table-cell office:value-type="float" office:value="2.30491">
            <text:p>2.30491</text:p>
          </table:table-cell>
          <table:table-cell office:value-type="float" office:value="2.609">
            <text:p>2.60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39.75">
            <text:p>1239.75</text:p>
          </table:table-cell>
          <table:table-cell office:value-type="float" office:value="2.68539">
            <text:p>2.68539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166.61">
            <text:p>1166.61</text:p>
          </table:table-cell>
          <table:table-cell table:number-columns-repeated="2" office:value-type="float" office:value="2.52204">
            <text:p>2.5220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187.3">
            <text:p>1187.3</text:p>
          </table:table-cell>
          <table:table-cell office:value-type="float" office:value="2.42399">
            <text:p>2.42399</text:p>
          </table:table-cell>
          <table:table-cell office:value-type="float" office:value="2.604">
            <text:p>2.604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166.69">
            <text:p>1166.69</text:p>
          </table:table-cell>
          <table:table-cell office:value-type="float" office:value="2.56286">
            <text:p>2.56286</text:p>
          </table:table-cell>
          <table:table-cell office:value-type="float" office:value="2.613">
            <text:p>2.61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28.56">
            <text:p>1028.56</text:p>
          </table:table-cell>
          <table:table-cell office:value-type="float" office:value="2.51636">
            <text:p>2.51636</text:p>
          </table:table-cell>
          <table:table-cell office:value-type="float" office:value="2.614">
            <text:p>2.614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169.27">
            <text:p>1169.27</text:p>
          </table:table-cell>
          <table:table-cell office:value-type="float" office:value="2.51885">
            <text:p>2.51885</text:p>
          </table:table-cell>
          <table:table-cell office:value-type="float" office:value="2.613">
            <text:p>2.61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684.157">
            <text:p>684.157</text:p>
          </table:table-cell>
          <table:table-cell table:number-columns-repeated="2" office:value-type="float" office:value="2.71404">
            <text:p>2.7140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18.4">
            <text:p>1118.4</text:p>
          </table:table-cell>
          <table:table-cell office:value-type="float" office:value="2.2849">
            <text:p>2.2849</text:p>
          </table:table-cell>
          <table:table-cell office:value-type="float" office:value="2.601">
            <text:p>2.60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92.687">
            <text:p>892.687</text:p>
          </table:table-cell>
          <table:table-cell office:value-type="float" office:value="2.82259">
            <text:p>2.82259</text:p>
          </table:table-cell>
          <table:table-cell office:value-type="float" office:value="2.615">
            <text:p>2.61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036.69">
            <text:p>1036.69</text:p>
          </table:table-cell>
          <table:table-cell table:number-columns-repeated="2" office:value-type="float" office:value="2.42068">
            <text:p>2.4206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09.41">
            <text:p>1009.41</text:p>
          </table:table-cell>
          <table:table-cell table:number-columns-repeated="2" office:value-type="float" office:value="2.48935">
            <text:p>2.489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131.82">
            <text:p>1131.82</text:p>
          </table:table-cell>
          <table:table-cell office:value-type="float" office:value="2.4892">
            <text:p>2.489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262.11">
            <text:p>1262.11</text:p>
          </table:table-cell>
          <table:table-cell office:value-type="float" office:value="2.8063">
            <text:p>2.8063</text:p>
          </table:table-cell>
          <table:table-cell office:value-type="float" office:value="4.894">
            <text:p>4.89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228.88">
            <text:p>1228.88</text:p>
          </table:table-cell>
          <table:table-cell office:value-type="float" office:value="2.48099">
            <text:p>2.48099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948.075">
            <text:p>948.075</text:p>
          </table:table-cell>
          <table:table-cell table:number-columns-repeated="2" office:value-type="float" office:value="2.4831">
            <text:p>2.483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138.44">
            <text:p>1138.44</text:p>
          </table:table-cell>
          <table:table-cell office:value-type="float" office:value="2.46558">
            <text:p>2.46558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141.51">
            <text:p>1141.51</text:p>
          </table:table-cell>
          <table:table-cell office:value-type="float" office:value="2.69454">
            <text:p>2.69454</text:p>
          </table:table-cell>
          <table:table-cell office:value-type="float" office:value="2.468">
            <text:p>2.46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990.585">
            <text:p>990.585</text:p>
          </table:table-cell>
          <table:table-cell table:number-columns-repeated="2" office:value-type="float" office:value="2.35873">
            <text:p>2.3587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082.15">
            <text:p>1082.15</text:p>
          </table:table-cell>
          <table:table-cell table:number-columns-repeated="2" office:value-type="float" office:value="2.67252">
            <text:p>2.6725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242.48">
            <text:p>1242.48</text:p>
          </table:table-cell>
          <table:table-cell office:value-type="float" office:value="2.61358">
            <text:p>2.61358</text:p>
          </table:table-cell>
          <table:table-cell office:value-type="float" office:value="2.686">
            <text:p>2.68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221.44">
            <text:p>1221.44</text:p>
          </table:table-cell>
          <table:table-cell table:number-columns-repeated="2" office:value-type="float" office:value="2.66106">
            <text:p>2.6610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062.52">
            <text:p>1062.52</text:p>
          </table:table-cell>
          <table:table-cell table:number-columns-repeated="2" office:value-type="float" office:value="2.55548">
            <text:p>2.5554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245.2">
            <text:p>1245.2</text:p>
          </table:table-cell>
          <table:table-cell office:value-type="float" office:value="2.49719">
            <text:p>2.49719</text:p>
          </table:table-cell>
          <table:table-cell office:value-type="float" office:value="2.466">
            <text:p>2.46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206.24">
            <text:p>1206.24</text:p>
          </table:table-cell>
          <table:table-cell office:value-type="float" office:value="2.81376">
            <text:p>2.81376</text:p>
          </table:table-cell>
          <table:table-cell office:value-type="float" office:value="2.483">
            <text:p>2.4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226.62">
            <text:p>1226.62</text:p>
          </table:table-cell>
          <table:table-cell office:value-type="float" office:value="2.5209">
            <text:p>2.5209</text:p>
          </table:table-cell>
          <table:table-cell office:value-type="float" office:value="2.476">
            <text:p>2.47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346.9">
            <text:p>1346.9</text:p>
          </table:table-cell>
          <table:table-cell office:value-type="float" office:value="2.58683">
            <text:p>2.58683</text:p>
          </table:table-cell>
          <table:table-cell office:value-type="float" office:value="3.199">
            <text:p>3.19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161.81">
            <text:p>1161.81</text:p>
          </table:table-cell>
          <table:table-cell table:number-columns-repeated="2" office:value-type="float" office:value="2.68607">
            <text:p>2.6860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422.55">
            <text:p>1422.55</text:p>
          </table:table-cell>
          <table:table-cell office:value-type="float" office:value="2.6237">
            <text:p>2.6237</text:p>
          </table:table-cell>
          <table:table-cell office:value-type="float" office:value="1.673">
            <text:p>1.673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308.87">
            <text:p>1308.87</text:p>
          </table:table-cell>
          <table:table-cell office:value-type="float" office:value="2.54338">
            <text:p>2.54338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201.9">
            <text:p>1201.9</text:p>
          </table:table-cell>
          <table:table-cell table:number-columns-repeated="2" office:value-type="float" office:value="2.59911">
            <text:p>2.5991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35.91">
            <text:p>1335.91</text:p>
          </table:table-cell>
          <table:table-cell table:number-columns-repeated="2" office:value-type="float" office:value="2.58739">
            <text:p>2.5873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189.68">
            <text:p>1189.68</text:p>
          </table:table-cell>
          <table:table-cell office:value-type="float" office:value="2.64232">
            <text:p>2.64232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335.19">
            <text:p>1335.19</text:p>
          </table:table-cell>
          <table:table-cell office:value-type="float" office:value="2.57931">
            <text:p>2.57931</text:p>
          </table:table-cell>
          <table:table-cell office:value-type="float" office:value="2.478">
            <text:p>2.47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216.83">
            <text:p>1216.83</text:p>
          </table:table-cell>
          <table:table-cell office:value-type="float" office:value="2.45057">
            <text:p>2.45057</text:p>
          </table:table-cell>
          <table:table-cell office:value-type="float" office:value="2.479">
            <text:p>2.47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189.31">
            <text:p>1189.31</text:p>
          </table:table-cell>
          <table:table-cell table:number-columns-repeated="2" office:value-type="float" office:value="2.57238">
            <text:p>2.5723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005.22">
            <text:p>1005.22</text:p>
          </table:table-cell>
          <table:table-cell table:number-columns-repeated="2" office:value-type="float" office:value="2.66274">
            <text:p>2.6627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205.84">
            <text:p>1205.84</text:p>
          </table:table-cell>
          <table:table-cell table:number-columns-repeated="2" office:value-type="float" office:value="2.56082">
            <text:p>2.56082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373.17">
            <text:p>1373.17</text:p>
          </table:table-cell>
          <table:table-cell office:value-type="float" office:value="2.46192">
            <text:p>2.46192</text:p>
          </table:table-cell>
          <table:table-cell office:value-type="float" office:value="3.009">
            <text:p>3.009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115.72">
            <text:p>1115.72</text:p>
          </table:table-cell>
          <table:table-cell table:number-columns-repeated="2" office:value-type="float" office:value="2.57302">
            <text:p>2.5730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395.05">
            <text:p>1395.05</text:p>
          </table:table-cell>
          <table:table-cell table:number-columns-repeated="2" office:value-type="float" office:value="2.54175">
            <text:p>2.5417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177">
            <text:p>1177</text:p>
          </table:table-cell>
          <table:table-cell office:value-type="float" office:value="2.68224">
            <text:p>2.68224</text:p>
          </table:table-cell>
          <table:table-cell office:value-type="float" office:value="2.494">
            <text:p>2.49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236.74">
            <text:p>1236.74</text:p>
          </table:table-cell>
          <table:table-cell office:value-type="float" office:value="2.51785">
            <text:p>2.51785</text:p>
          </table:table-cell>
          <table:table-cell office:value-type="float" office:value="2.497">
            <text:p>2.49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199.43">
            <text:p>1199.43</text:p>
          </table:table-cell>
          <table:table-cell office:value-type="float" office:value="2.56647">
            <text:p>2.56647</text:p>
          </table:table-cell>
          <table:table-cell office:value-type="float" office:value="2.495">
            <text:p>2.49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117.13">
            <text:p>1117.13</text:p>
          </table:table-cell>
          <table:table-cell table:number-columns-repeated="2" office:value-type="float" office:value="2.52171">
            <text:p>2.5217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077.78">
            <text:p>1077.78</text:p>
          </table:table-cell>
          <table:table-cell table:number-columns-repeated="2" office:value-type="float" office:value="2.6056">
            <text:p>2.605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230.27">
            <text:p>1230.27</text:p>
          </table:table-cell>
          <table:table-cell office:value-type="float" office:value="2.67531">
            <text:p>2.67531</text:p>
          </table:table-cell>
          <table:table-cell office:value-type="float" office:value="2.498">
            <text:p>2.49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121.86">
            <text:p>1121.86</text:p>
          </table:table-cell>
          <table:table-cell table:number-columns-repeated="2" office:value-type="float" office:value="2.6184">
            <text:p>2.618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206.44">
            <text:p>1206.44</text:p>
          </table:table-cell>
          <table:table-cell table:number-columns-repeated="2" office:value-type="float" office:value="2.8352">
            <text:p>2.835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293.59">
            <text:p>1293.59</text:p>
          </table:table-cell>
          <table:table-cell office:value-type="float" office:value="2.72272">
            <text:p>2.72272</text:p>
          </table:table-cell>
          <table:table-cell office:value-type="float" office:value="2.555">
            <text:p>2.55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191.69">
            <text:p>1191.69</text:p>
          </table:table-cell>
          <table:table-cell table:number-columns-repeated="2" office:value-type="float" office:value="2.7169">
            <text:p>2.716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96.842">
            <text:p>896.842</text:p>
          </table:table-cell>
          <table:table-cell table:number-columns-repeated="2" office:value-type="float" office:value="2.82796">
            <text:p>2.8279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091.92">
            <text:p>1091.92</text:p>
          </table:table-cell>
          <table:table-cell table:number-columns-repeated="2" office:value-type="float" office:value="2.71922">
            <text:p>2.7192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422.99">
            <text:p>1422.99</text:p>
          </table:table-cell>
          <table:table-cell table:number-columns-repeated="2" office:value-type="float" office:value="2.76693">
            <text:p>2.7669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229.53">
            <text:p>1229.53</text:p>
          </table:table-cell>
          <table:table-cell table:number-columns-repeated="2" office:value-type="float" office:value="2.73405">
            <text:p>2.7340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206.56">
            <text:p>1206.56</text:p>
          </table:table-cell>
          <table:table-cell table:number-columns-repeated="2" office:value-type="float" office:value="2.77604">
            <text:p>2.77604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206.86">
            <text:p>1206.86</text:p>
          </table:table-cell>
          <table:table-cell table:number-columns-repeated="2" office:value-type="float" office:value="2.72243">
            <text:p>2.72243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256.55">
            <text:p>1256.55</text:p>
          </table:table-cell>
          <table:table-cell office:value-type="float" office:value="2.73023">
            <text:p>2.73023</text:p>
          </table:table-cell>
          <table:table-cell office:value-type="float" office:value="2.273">
            <text:p>2.273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215.7">
            <text:p>1215.7</text:p>
          </table:table-cell>
          <table:table-cell office:value-type="float" office:value="2.51859">
            <text:p>2.51859</text:p>
          </table:table-cell>
          <table:table-cell office:value-type="float" office:value="2.703">
            <text:p>2.70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25.02">
            <text:p>925.02</text:p>
          </table:table-cell>
          <table:table-cell table:number-columns-repeated="2" office:value-type="float" office:value="2.65546">
            <text:p>2.6554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982.976">
            <text:p>982.976</text:p>
          </table:table-cell>
          <table:table-cell table:number-columns-repeated="2" office:value-type="float" office:value="2.75197">
            <text:p>2.7519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261.65">
            <text:p>1261.65</text:p>
          </table:table-cell>
          <table:table-cell office:value-type="float" office:value="2.76373">
            <text:p>2.76373</text:p>
          </table:table-cell>
          <table:table-cell office:value-type="float" office:value="2.998">
            <text:p>2.99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127.07">
            <text:p>1127.07</text:p>
          </table:table-cell>
          <table:table-cell table:number-columns-repeated="2" office:value-type="float" office:value="2.70058">
            <text:p>2.70058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040.46">
            <text:p>1040.46</text:p>
          </table:table-cell>
          <table:table-cell table:number-columns-repeated="2" office:value-type="float" office:value="2.7395">
            <text:p>2.739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082.87">
            <text:p>1082.87</text:p>
          </table:table-cell>
          <table:table-cell table:number-columns-repeated="2" office:value-type="float" office:value="2.78796">
            <text:p>2.78796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057.68">
            <text:p>1057.68</text:p>
          </table:table-cell>
          <table:table-cell office:value-type="float" office:value="2.69475">
            <text:p>2.69475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117.25">
            <text:p>1117.25</text:p>
          </table:table-cell>
          <table:table-cell table:number-columns-repeated="2" office:value-type="float" office:value="2.55958">
            <text:p>2.55958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002.33">
            <text:p>1002.33</text:p>
          </table:table-cell>
          <table:table-cell table:number-columns-repeated="2" office:value-type="float" office:value="2.71853">
            <text:p>2.7185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387.2">
            <text:p>1387.2</text:p>
          </table:table-cell>
          <table:table-cell office:value-type="float" office:value="2.76486">
            <text:p>2.76486</text:p>
          </table:table-cell>
          <table:table-cell office:value-type="float" office:value="3.945">
            <text:p>3.94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113.71">
            <text:p>1113.71</text:p>
          </table:table-cell>
          <table:table-cell table:number-columns-repeated="2" office:value-type="float" office:value="2.68436">
            <text:p>2.6843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950.404">
            <text:p>950.404</text:p>
          </table:table-cell>
          <table:table-cell table:number-columns-repeated="2" office:value-type="float" office:value="2.91576">
            <text:p>2.9157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87.32">
            <text:p>1387.32</text:p>
          </table:table-cell>
          <table:table-cell office:value-type="float" office:value="2.68024">
            <text:p>2.68024</text:p>
          </table:table-cell>
          <table:table-cell office:value-type="float" office:value="1.876">
            <text:p>1.876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335.6">
            <text:p>1335.6</text:p>
          </table:table-cell>
          <table:table-cell office:value-type="float" office:value="2.71027">
            <text:p>2.71027</text:p>
          </table:table-cell>
          <table:table-cell office:value-type="float" office:value="2.271">
            <text:p>2.27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138.59">
            <text:p>1138.59</text:p>
          </table:table-cell>
          <table:table-cell table:number-columns-repeated="2" office:value-type="float" office:value="2.65299">
            <text:p>2.6529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156.51">
            <text:p>1156.51</text:p>
          </table:table-cell>
          <table:table-cell table:number-columns-repeated="2" office:value-type="float" office:value="2.7915">
            <text:p>2.791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310.11">
            <text:p>1310.11</text:p>
          </table:table-cell>
          <table:table-cell office:value-type="float" office:value="2.47106">
            <text:p>2.47106</text:p>
          </table:table-cell>
          <table:table-cell office:value-type="float" office:value="2.371">
            <text:p>2.37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201.93">
            <text:p>1201.93</text:p>
          </table:table-cell>
          <table:table-cell office:value-type="float" office:value="2.62639">
            <text:p>2.62639</text:p>
          </table:table-cell>
          <table:table-cell office:value-type="float" office:value="2.576">
            <text:p>2.57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016.93">
            <text:p>1016.93</text:p>
          </table:table-cell>
          <table:table-cell table:number-columns-repeated="2" office:value-type="float" office:value="2.70012">
            <text:p>2.70012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165.48">
            <text:p>1165.48</text:p>
          </table:table-cell>
          <table:table-cell table:number-columns-repeated="2" office:value-type="float" office:value="2.71987">
            <text:p>2.7198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480.27">
            <text:p>1480.27</text:p>
          </table:table-cell>
          <table:table-cell office:value-type="float" office:value="2.85141">
            <text:p>2.85141</text:p>
          </table:table-cell>
          <table:table-cell office:value-type="float" office:value="1.429">
            <text:p>1.42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220.86">
            <text:p>1220.86</text:p>
          </table:table-cell>
          <table:table-cell table:number-columns-repeated="2" office:value-type="float" office:value="2.88788">
            <text:p>2.8878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433.52">
            <text:p>1433.52</text:p>
          </table:table-cell>
          <table:table-cell office:value-type="float" office:value="2.7815">
            <text:p>2.7815</text:p>
          </table:table-cell>
          <table:table-cell office:value-type="float" office:value="2.115">
            <text:p>2.11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425.32">
            <text:p>1425.32</text:p>
          </table:table-cell>
          <table:table-cell office:value-type="float" office:value="2.80541">
            <text:p>2.80541</text:p>
          </table:table-cell>
          <table:table-cell office:value-type="float" office:value="2.005">
            <text:p>2.00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222.25">
            <text:p>1222.25</text:p>
          </table:table-cell>
          <table:table-cell table:number-columns-repeated="2" office:value-type="float" office:value="2.90636">
            <text:p>2.9063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294.19">
            <text:p>1294.19</text:p>
          </table:table-cell>
          <table:table-cell table:number-columns-repeated="2" office:value-type="float" office:value="2.7928">
            <text:p>2.792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294.3">
            <text:p>1294.3</text:p>
          </table:table-cell>
          <table:table-cell table:number-columns-repeated="2" office:value-type="float" office:value="2.95539">
            <text:p>2.9553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498.64">
            <text:p>1498.64</text:p>
          </table:table-cell>
          <table:table-cell office:value-type="float" office:value="2.74426">
            <text:p>2.74426</text:p>
          </table:table-cell>
          <table:table-cell office:value-type="float" office:value="2.758">
            <text:p>2.758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556.65">
            <text:p>1556.65</text:p>
          </table:table-cell>
          <table:table-cell office:value-type="float" office:value="2.81014">
            <text:p>2.81014</text:p>
          </table:table-cell>
          <table:table-cell office:value-type="float" office:value="2.02">
            <text:p>2.02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49.04">
            <text:p>1449.04</text:p>
          </table:table-cell>
          <table:table-cell office:value-type="float" office:value="2.77879">
            <text:p>2.77879</text:p>
          </table:table-cell>
          <table:table-cell office:value-type="float" office:value="2.348">
            <text:p>2.34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454.58">
            <text:p>1454.58</text:p>
          </table:table-cell>
          <table:table-cell table:number-columns-repeated="2" office:value-type="float" office:value="2.83067">
            <text:p>2.8306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409.78">
            <text:p>1409.78</text:p>
          </table:table-cell>
          <table:table-cell table:number-columns-repeated="2" office:value-type="float" office:value="2.78332">
            <text:p>2.7833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444.5">
            <text:p>1444.5</text:p>
          </table:table-cell>
          <table:table-cell office:value-type="float" office:value="2.87809">
            <text:p>2.87809</text:p>
          </table:table-cell>
          <table:table-cell office:value-type="float" office:value="2.328">
            <text:p>2.32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565.55">
            <text:p>1565.55</text:p>
          </table:table-cell>
          <table:table-cell office:value-type="float" office:value="2.63495">
            <text:p>2.63495</text:p>
          </table:table-cell>
          <table:table-cell office:value-type="float" office:value="3.025">
            <text:p>3.02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432.17">
            <text:p>1432.17</text:p>
          </table:table-cell>
          <table:table-cell office:value-type="float" office:value="2.836">
            <text:p>2.836</text:p>
          </table:table-cell>
          <table:table-cell office:value-type="float" office:value="2.322">
            <text:p>2.32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613.76">
            <text:p>1613.76</text:p>
          </table:table-cell>
          <table:table-cell office:value-type="float" office:value="2.74555">
            <text:p>2.74555</text:p>
          </table:table-cell>
          <table:table-cell office:value-type="float" office:value="2.338">
            <text:p>2.33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448.62">
            <text:p>1448.62</text:p>
          </table:table-cell>
          <table:table-cell table:number-columns-repeated="2" office:value-type="float" office:value="2.7073">
            <text:p>2.7073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478.9">
            <text:p>1478.9</text:p>
          </table:table-cell>
          <table:table-cell office:value-type="float" office:value="3.00752">
            <text:p>3.00752</text:p>
          </table:table-cell>
          <table:table-cell office:value-type="float" office:value="2.332">
            <text:p>2.33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568.03">
            <text:p>1568.03</text:p>
          </table:table-cell>
          <table:table-cell office:value-type="float" office:value="2.49985">
            <text:p>2.49985</text:p>
          </table:table-cell>
          <table:table-cell office:value-type="float" office:value="2.166">
            <text:p>2.16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51.42">
            <text:p>1351.42</text:p>
          </table:table-cell>
          <table:table-cell table:number-columns-repeated="2" office:value-type="float" office:value="2.8354">
            <text:p>2.835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45.58">
            <text:p>1145.58</text:p>
          </table:table-cell>
          <table:table-cell table:number-columns-repeated="2" office:value-type="float" office:value="2.84331">
            <text:p>2.8433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21.01">
            <text:p>1421.01</text:p>
          </table:table-cell>
          <table:table-cell office:value-type="float" office:value="2.80722">
            <text:p>2.80722</text:p>
          </table:table-cell>
          <table:table-cell office:value-type="float" office:value="1.559">
            <text:p>1.559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60.39">
            <text:p>1360.39</text:p>
          </table:table-cell>
          <table:table-cell office:value-type="float" office:value="2.79646">
            <text:p>2.79646</text:p>
          </table:table-cell>
          <table:table-cell office:value-type="float" office:value="2.327">
            <text:p>2.32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444.9">
            <text:p>1444.9</text:p>
          </table:table-cell>
          <table:table-cell office:value-type="float" office:value="2.72485">
            <text:p>2.72485</text:p>
          </table:table-cell>
          <table:table-cell office:value-type="float" office:value="2.259">
            <text:p>2.25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22.63">
            <text:p>1422.63</text:p>
          </table:table-cell>
          <table:table-cell office:value-type="float" office:value="2.80521">
            <text:p>2.80521</text:p>
          </table:table-cell>
          <table:table-cell office:value-type="float" office:value="2.327">
            <text:p>2.32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171.91">
            <text:p>1171.91</text:p>
          </table:table-cell>
          <table:table-cell table:number-columns-repeated="2" office:value-type="float" office:value="2.70317">
            <text:p>2.7031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326.33">
            <text:p>1326.33</text:p>
          </table:table-cell>
          <table:table-cell table:number-columns-repeated="2" office:value-type="float" office:value="2.74726">
            <text:p>2.7472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390.07">
            <text:p>1390.07</text:p>
          </table:table-cell>
          <table:table-cell office:value-type="float" office:value="2.74529">
            <text:p>2.74529</text:p>
          </table:table-cell>
          <table:table-cell office:value-type="float" office:value="2.318">
            <text:p>2.31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364.08">
            <text:p>1364.08</text:p>
          </table:table-cell>
          <table:table-cell table:number-columns-repeated="2" office:value-type="float" office:value="2.75211">
            <text:p>2.7521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371.43">
            <text:p>1371.43</text:p>
          </table:table-cell>
          <table:table-cell office:value-type="float" office:value="2.74408">
            <text:p>2.74408</text:p>
          </table:table-cell>
          <table:table-cell office:value-type="float" office:value="2.315">
            <text:p>2.31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229.23">
            <text:p>1229.23</text:p>
          </table:table-cell>
          <table:table-cell table:number-columns-repeated="2" office:value-type="float" office:value="2.72614">
            <text:p>2.7261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324.72">
            <text:p>1324.72</text:p>
          </table:table-cell>
          <table:table-cell table:number-columns-repeated="2" office:value-type="float" office:value="2.69373">
            <text:p>2.69373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303.1">
            <text:p>1303.1</text:p>
          </table:table-cell>
          <table:table-cell office:value-type="float" office:value="3.30545">
            <text:p>3.30545</text:p>
          </table:table-cell>
          <table:table-cell office:value-type="float" office:value="3.084">
            <text:p>3.084</text:p>
          </table:table-cell>
        </table:table-row>
        <table:table-row table:style-name="ro1" table:number-rows-repeated="10480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1">
            <text:p>101</text:p>
          </table:table-cell>
          <table:table-cell office:value-type="float" office:value="904.65">
            <text:p>904.65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00.182">
            <text:p>800.182</text:p>
          </table:table-cell>
          <table:table-cell office:value-type="float" office:value="2.615">
            <text:p>2.6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63.46">
            <text:p>1063.46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43.558">
            <text:p>543.558</text:p>
          </table:table-cell>
          <table:table-cell office:value-type="float" office:value="2.625">
            <text:p>2.62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40.109">
            <text:p>940.109</text:p>
          </table:table-cell>
          <table:table-cell office:value-type="float" office:value="2.623">
            <text:p>2.62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75.609">
            <text:p>575.609</text:p>
          </table:table-cell>
          <table:table-cell office:value-type="float" office:value="2.614">
            <text:p>2.61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71.233">
            <text:p>671.233</text:p>
          </table:table-cell>
          <table:table-cell office:value-type="float" office:value="2.626">
            <text:p>2.62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15.889">
            <text:p>615.889</text:p>
          </table:table-cell>
          <table:table-cell office:value-type="float" office:value="2.611">
            <text:p>2.61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34.362">
            <text:p>734.362</text:p>
          </table:table-cell>
          <table:table-cell office:value-type="float" office:value="2.62">
            <text:p>2.6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12.513">
            <text:p>712.513</text:p>
          </table:table-cell>
          <table:table-cell office:value-type="float" office:value="2.611">
            <text:p>2.61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27.819">
            <text:p>827.819</text:p>
          </table:table-cell>
          <table:table-cell office:value-type="float" office:value="2.636">
            <text:p>2.6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22.73">
            <text:p>822.73</text:p>
          </table:table-cell>
          <table:table-cell office:value-type="float" office:value="2.622">
            <text:p>2.6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84.045">
            <text:p>784.045</text:p>
          </table:table-cell>
          <table:table-cell office:value-type="float" office:value="2.627">
            <text:p>2.6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60.837">
            <text:p>760.837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61.393">
            <text:p>861.393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08.715">
            <text:p>708.715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31.55">
            <text:p>1031.55</text:p>
          </table:table-cell>
          <table:table-cell office:value-type="float" office:value="2.609">
            <text:p>2.60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41.465">
            <text:p>741.465</text:p>
          </table:table-cell>
          <table:table-cell office:value-type="float" office:value="2.613">
            <text:p>2.61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92.495">
            <text:p>792.495</text:p>
          </table:table-cell>
          <table:table-cell office:value-type="float" office:value="2.625">
            <text:p>2.6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67.461">
            <text:p>667.461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45.48">
            <text:p>745.48</text:p>
          </table:table-cell>
          <table:table-cell office:value-type="float" office:value="2.627">
            <text:p>2.6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22.17">
            <text:p>822.17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22.298">
            <text:p>922.298</text:p>
          </table:table-cell>
          <table:table-cell office:value-type="float" office:value="2.63">
            <text:p>2.6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33.979">
            <text:p>733.979</text:p>
          </table:table-cell>
          <table:table-cell office:value-type="float" office:value="2.628">
            <text:p>2.6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73.644">
            <text:p>673.644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98.501">
            <text:p>698.501</text:p>
          </table:table-cell>
          <table:table-cell office:value-type="float" office:value="2.631">
            <text:p>2.63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44.825">
            <text:p>744.825</text:p>
          </table:table-cell>
          <table:table-cell office:value-type="float" office:value="4.532">
            <text:p>4.53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19.002">
            <text:p>619.002</text:p>
          </table:table-cell>
          <table:table-cell office:value-type="float" office:value="2.622">
            <text:p>2.62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82.105">
            <text:p>382.105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7.321">
            <text:p>677.321</text:p>
          </table:table-cell>
          <table:table-cell office:value-type="float" office:value="2.624">
            <text:p>2.62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74.778">
            <text:p>774.778</text:p>
          </table:table-cell>
          <table:table-cell office:value-type="float" office:value="2.629">
            <text:p>2.62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07.468">
            <text:p>507.468</text:p>
          </table:table-cell>
          <table:table-cell office:value-type="float" office:value="2.632">
            <text:p>2.63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49.604">
            <text:p>849.604</text:p>
          </table:table-cell>
          <table:table-cell office:value-type="float" office:value="2.60402">
            <text:p>2.6040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94.266">
            <text:p>794.266</text:p>
          </table:table-cell>
          <table:table-cell office:value-type="float" office:value="2.588">
            <text:p>2.5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15.566">
            <text:p>715.566</text:p>
          </table:table-cell>
          <table:table-cell office:value-type="float" office:value="2.77126">
            <text:p>2.7712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66.983">
            <text:p>866.983</text:p>
          </table:table-cell>
          <table:table-cell office:value-type="float" office:value="2.568">
            <text:p>2.56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75.506">
            <text:p>975.506</text:p>
          </table:table-cell>
          <table:table-cell office:value-type="float" office:value="2.577">
            <text:p>2.57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9.494">
            <text:p>679.494</text:p>
          </table:table-cell>
          <table:table-cell office:value-type="float" office:value="2.56">
            <text:p>2.5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84.856">
            <text:p>884.856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40.689">
            <text:p>840.689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29.6">
            <text:p>629.6</text:p>
          </table:table-cell>
          <table:table-cell office:value-type="float" office:value="2.57">
            <text:p>2.5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62.625">
            <text:p>862.625</text:p>
          </table:table-cell>
          <table:table-cell office:value-type="float" office:value="2.556">
            <text:p>2.55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84.825">
            <text:p>784.825</text:p>
          </table:table-cell>
          <table:table-cell office:value-type="float" office:value="2.59">
            <text:p>2.5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98.114">
            <text:p>898.114</text:p>
          </table:table-cell>
          <table:table-cell office:value-type="float" office:value="2.581">
            <text:p>2.58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88.308">
            <text:p>688.308</text:p>
          </table:table-cell>
          <table:table-cell office:value-type="float" office:value="2.562">
            <text:p>2.56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93.544">
            <text:p>893.544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66.421">
            <text:p>766.421</text:p>
          </table:table-cell>
          <table:table-cell office:value-type="float" office:value="2.578">
            <text:p>2.57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9.408">
            <text:p>759.408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2.14">
            <text:p>752.14</text:p>
          </table:table-cell>
          <table:table-cell office:value-type="float" office:value="2.593">
            <text:p>2.59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40.068">
            <text:p>840.068</text:p>
          </table:table-cell>
          <table:table-cell office:value-type="float" office:value="2.563">
            <text:p>2.56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61.39">
            <text:p>861.39</text:p>
          </table:table-cell>
          <table:table-cell office:value-type="float" office:value="2.587">
            <text:p>2.58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807.301">
            <text:p>807.301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16.215">
            <text:p>716.215</text:p>
          </table:table-cell>
          <table:table-cell office:value-type="float" office:value="2.565">
            <text:p>2.56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59.271">
            <text:p>659.271</text:p>
          </table:table-cell>
          <table:table-cell office:value-type="float" office:value="2.573">
            <text:p>2.57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81.63">
            <text:p>581.63</text:p>
          </table:table-cell>
          <table:table-cell office:value-type="float" office:value="2.574">
            <text:p>2.5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90.438">
            <text:p>790.438</text:p>
          </table:table-cell>
          <table:table-cell office:value-type="float" office:value="2.587">
            <text:p>2.5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92.929">
            <text:p>492.929</text:p>
          </table:table-cell>
          <table:table-cell office:value-type="float" office:value="2.95061">
            <text:p>2.9506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19.974">
            <text:p>619.974</text:p>
          </table:table-cell>
          <table:table-cell office:value-type="float" office:value="2.69729">
            <text:p>2.697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31.29">
            <text:p>831.29</text:p>
          </table:table-cell>
          <table:table-cell office:value-type="float" office:value="2.577">
            <text:p>2.57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76.894">
            <text:p>676.894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72.408">
            <text:p>772.408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24.903">
            <text:p>624.903</text:p>
          </table:table-cell>
          <table:table-cell office:value-type="float" office:value="2.569">
            <text:p>2.56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0.391">
            <text:p>730.391</text:p>
          </table:table-cell>
          <table:table-cell office:value-type="float" office:value="2.5207">
            <text:p>2.520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83.384">
            <text:p>583.384</text:p>
          </table:table-cell>
          <table:table-cell office:value-type="float" office:value="2.571">
            <text:p>2.57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350.37">
            <text:p>1350.37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98.051">
            <text:p>998.051</text:p>
          </table:table-cell>
          <table:table-cell office:value-type="float" office:value="2.86245">
            <text:p>2.8624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20.17">
            <text:p>1320.17</text:p>
          </table:table-cell>
          <table:table-cell office:value-type="float" office:value="2.568">
            <text:p>2.56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88.63">
            <text:p>1088.63</text:p>
          </table:table-cell>
          <table:table-cell office:value-type="float" office:value="2.57">
            <text:p>2.5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16.504">
            <text:p>916.504</text:p>
          </table:table-cell>
          <table:table-cell office:value-type="float" office:value="2.99846">
            <text:p>2.9984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85.8">
            <text:p>1085.8</text:p>
          </table:table-cell>
          <table:table-cell office:value-type="float" office:value="2.74777">
            <text:p>2.7477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22.917">
            <text:p>922.917</text:p>
          </table:table-cell>
          <table:table-cell office:value-type="float" office:value="2.577">
            <text:p>2.57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339.53">
            <text:p>1339.53</text:p>
          </table:table-cell>
          <table:table-cell office:value-type="float" office:value="54.21">
            <text:p>54.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95.53">
            <text:p>1095.53</text:p>
          </table:table-cell>
          <table:table-cell office:value-type="float" office:value="2.56">
            <text:p>2.5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23.55">
            <text:p>1023.55</text:p>
          </table:table-cell>
          <table:table-cell office:value-type="float" office:value="2.559">
            <text:p>2.55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313.06">
            <text:p>1313.06</text:p>
          </table:table-cell>
          <table:table-cell office:value-type="float" office:value="2.63608">
            <text:p>2.6360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16.04">
            <text:p>1016.04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28.866">
            <text:p>928.866</text:p>
          </table:table-cell>
          <table:table-cell office:value-type="float" office:value="2.542">
            <text:p>2.54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20.92">
            <text:p>1220.92</text:p>
          </table:table-cell>
          <table:table-cell office:value-type="float" office:value="2.96109">
            <text:p>2.9610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82.98">
            <text:p>1182.98</text:p>
          </table:table-cell>
          <table:table-cell office:value-type="float" office:value="2.53033">
            <text:p>2.5303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79.594">
            <text:p>979.594</text:p>
          </table:table-cell>
          <table:table-cell office:value-type="float" office:value="2.553">
            <text:p>2.55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206.46">
            <text:p>1206.46</text:p>
          </table:table-cell>
          <table:table-cell office:value-type="float" office:value="3.521">
            <text:p>3.52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209.36">
            <text:p>1209.36</text:p>
          </table:table-cell>
          <table:table-cell office:value-type="float" office:value="2.68091">
            <text:p>2.6809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277.01">
            <text:p>1277.01</text:p>
          </table:table-cell>
          <table:table-cell office:value-type="float" office:value="2.83617">
            <text:p>2.836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68.89">
            <text:p>1168.89</text:p>
          </table:table-cell>
          <table:table-cell office:value-type="float" office:value="3.02021">
            <text:p>3.0202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260.03">
            <text:p>1260.03</text:p>
          </table:table-cell>
          <table:table-cell office:value-type="float" office:value="2.83816">
            <text:p>2.8381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168.76">
            <text:p>1168.76</text:p>
          </table:table-cell>
          <table:table-cell office:value-type="float" office:value="2.87641">
            <text:p>2.8764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31.53">
            <text:p>1031.53</text:p>
          </table:table-cell>
          <table:table-cell office:value-type="float" office:value="2.67463">
            <text:p>2.6746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114.17">
            <text:p>1114.17</text:p>
          </table:table-cell>
          <table:table-cell office:value-type="float" office:value="2.566">
            <text:p>2.56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05.3">
            <text:p>1405.3</text:p>
          </table:table-cell>
          <table:table-cell office:value-type="float" office:value="2.65305">
            <text:p>2.6530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188.56">
            <text:p>1188.56</text:p>
          </table:table-cell>
          <table:table-cell office:value-type="float" office:value="2.227">
            <text:p>2.22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23.63">
            <text:p>1023.63</text:p>
          </table:table-cell>
          <table:table-cell office:value-type="float" office:value="2.572">
            <text:p>2.57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220.78">
            <text:p>1220.78</text:p>
          </table:table-cell>
          <table:table-cell office:value-type="float" office:value="2.79641">
            <text:p>2.7964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6">
            <text:p>1726</text:p>
          </table:table-cell>
          <table:table-cell office:value-type="float" office:value="2.63498">
            <text:p>2.634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97.477">
            <text:p>997.477</text:p>
          </table:table-cell>
          <table:table-cell office:value-type="float" office:value="2.56253">
            <text:p>2.5625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50.85">
            <text:p>1450.85</text:p>
          </table:table-cell>
          <table:table-cell office:value-type="float" office:value="2.555">
            <text:p>2.55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33.659">
            <text:p>633.659</text:p>
          </table:table-cell>
          <table:table-cell office:value-type="float" office:value="2.76474">
            <text:p>2.7647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27.658">
            <text:p>627.658</text:p>
          </table:table-cell>
          <table:table-cell office:value-type="float" office:value="2.71259">
            <text:p>2.7125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26.44">
            <text:p>826.44</text:p>
          </table:table-cell>
          <table:table-cell office:value-type="float" office:value="2.61115">
            <text:p>2.611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17.28">
            <text:p>817.28</text:p>
          </table:table-cell>
          <table:table-cell office:value-type="float" office:value="2.56635">
            <text:p>2.5663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78.49">
            <text:p>978.49</text:p>
          </table:table-cell>
          <table:table-cell office:value-type="float" office:value="2.70606">
            <text:p>2.706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82.561">
            <text:p>782.561</text:p>
          </table:table-cell>
          <table:table-cell office:value-type="float" office:value="2.706">
            <text:p>2.7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85.013">
            <text:p>985.013</text:p>
          </table:table-cell>
          <table:table-cell office:value-type="float" office:value="2.55913">
            <text:p>2.5591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24.631">
            <text:p>524.631</text:p>
          </table:table-cell>
          <table:table-cell office:value-type="float" office:value="2.72775">
            <text:p>2.7277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65.263">
            <text:p>865.263</text:p>
          </table:table-cell>
          <table:table-cell office:value-type="float" office:value="2.54745">
            <text:p>2.5474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48.047">
            <text:p>848.047</text:p>
          </table:table-cell>
          <table:table-cell office:value-type="float" office:value="2.75534">
            <text:p>2.7553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40.38">
            <text:p>1040.38</text:p>
          </table:table-cell>
          <table:table-cell office:value-type="float" office:value="2.5819">
            <text:p>2.581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23.82">
            <text:p>1023.82</text:p>
          </table:table-cell>
          <table:table-cell office:value-type="float" office:value="2.172">
            <text:p>2.17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17.95">
            <text:p>1017.95</text:p>
          </table:table-cell>
          <table:table-cell office:value-type="float" office:value="2.65685">
            <text:p>2.656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85.372">
            <text:p>785.372</text:p>
          </table:table-cell>
          <table:table-cell office:value-type="float" office:value="2.68471">
            <text:p>2.6847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13.239">
            <text:p>713.239</text:p>
          </table:table-cell>
          <table:table-cell office:value-type="float" office:value="2.776">
            <text:p>2.77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9.318">
            <text:p>759.318</text:p>
          </table:table-cell>
          <table:table-cell office:value-type="float" office:value="2.65297">
            <text:p>2.6529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14.372">
            <text:p>914.372</text:p>
          </table:table-cell>
          <table:table-cell office:value-type="float" office:value="2.69105">
            <text:p>2.6910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01.158">
            <text:p>801.158</text:p>
          </table:table-cell>
          <table:table-cell office:value-type="float" office:value="2.53189">
            <text:p>2.5318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24.239">
            <text:p>824.239</text:p>
          </table:table-cell>
          <table:table-cell office:value-type="float" office:value="2.78557">
            <text:p>2.7855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95.162">
            <text:p>795.162</text:p>
          </table:table-cell>
          <table:table-cell office:value-type="float" office:value="3.42309">
            <text:p>3.4230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44.087">
            <text:p>644.087</text:p>
          </table:table-cell>
          <table:table-cell office:value-type="float" office:value="2.85791">
            <text:p>2.8579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70.56">
            <text:p>870.56</text:p>
          </table:table-cell>
          <table:table-cell office:value-type="float" office:value="2.56956">
            <text:p>2.5695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898.149">
            <text:p>898.149</text:p>
          </table:table-cell>
          <table:table-cell office:value-type="float" office:value="2.57287">
            <text:p>2.572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8.939">
            <text:p>938.939</text:p>
          </table:table-cell>
          <table:table-cell office:value-type="float" office:value="2.56929">
            <text:p>2.5692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55.999">
            <text:p>655.999</text:p>
          </table:table-cell>
          <table:table-cell office:value-type="float" office:value="2.52417">
            <text:p>2.5241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95.068">
            <text:p>895.068</text:p>
          </table:table-cell>
          <table:table-cell office:value-type="float" office:value="2.4652">
            <text:p>2.465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78.232">
            <text:p>778.232</text:p>
          </table:table-cell>
          <table:table-cell office:value-type="float" office:value="2.63436">
            <text:p>2.6343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80.499">
            <text:p>780.499</text:p>
          </table:table-cell>
          <table:table-cell office:value-type="float" office:value="2.56436">
            <text:p>2.5643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6.017">
            <text:p>686.017</text:p>
          </table:table-cell>
          <table:table-cell office:value-type="float" office:value="3.416">
            <text:p>3.41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04.322">
            <text:p>904.322</text:p>
          </table:table-cell>
          <table:table-cell office:value-type="float" office:value="245700">
            <text:p>2457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06.227">
            <text:p>706.227</text:p>
          </table:table-cell>
          <table:table-cell office:value-type="float" office:value="2.57257">
            <text:p>2.5725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41.617">
            <text:p>841.617</text:p>
          </table:table-cell>
          <table:table-cell office:value-type="float" office:value="2.59487">
            <text:p>2.5948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449.22">
            <text:p>1449.22</text:p>
          </table:table-cell>
          <table:table-cell office:value-type="float" office:value="2.428">
            <text:p>2.42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13.3">
            <text:p>1013.3</text:p>
          </table:table-cell>
          <table:table-cell office:value-type="float" office:value="2.441">
            <text:p>2.44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65.83">
            <text:p>1265.83</text:p>
          </table:table-cell>
          <table:table-cell office:value-type="float" office:value="2.436">
            <text:p>2.43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217.73">
            <text:p>1217.73</text:p>
          </table:table-cell>
          <table:table-cell office:value-type="float" office:value="2.43">
            <text:p>2.4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402.99">
            <text:p>1402.99</text:p>
          </table:table-cell>
          <table:table-cell office:value-type="float" office:value="2.432">
            <text:p>2.43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25.7">
            <text:p>1125.7</text:p>
          </table:table-cell>
          <table:table-cell office:value-type="float" office:value="2.431">
            <text:p>2.43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85.41">
            <text:p>1185.41</text:p>
          </table:table-cell>
          <table:table-cell office:value-type="float" office:value="2.435">
            <text:p>2.43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86.83">
            <text:p>1186.83</text:p>
          </table:table-cell>
          <table:table-cell office:value-type="float" office:value="2.428">
            <text:p>2.42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237.29">
            <text:p>1237.29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76.25">
            <text:p>1076.25</text:p>
          </table:table-cell>
          <table:table-cell office:value-type="float" office:value="2.433">
            <text:p>2.43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92.92">
            <text:p>1192.92</text:p>
          </table:table-cell>
          <table:table-cell office:value-type="float" office:value="2.441">
            <text:p>2.44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71.48">
            <text:p>1071.48</text:p>
          </table:table-cell>
          <table:table-cell office:value-type="float" office:value="2.463">
            <text:p>2.46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61.68">
            <text:p>1061.68</text:p>
          </table:table-cell>
          <table:table-cell office:value-type="float" office:value="2.437">
            <text:p>2.43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10.209">
            <text:p>910.209</text:p>
          </table:table-cell>
          <table:table-cell office:value-type="float" office:value="2.439">
            <text:p>2.43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383.07">
            <text:p>1383.07</text:p>
          </table:table-cell>
          <table:table-cell office:value-type="float" office:value="2.429">
            <text:p>2.42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26.47">
            <text:p>1126.47</text:p>
          </table:table-cell>
          <table:table-cell office:value-type="float" office:value="2.442">
            <text:p>2.4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85.47">
            <text:p>1285.47</text:p>
          </table:table-cell>
          <table:table-cell office:value-type="float" office:value="2.439">
            <text:p>2.43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079.33">
            <text:p>1079.33</text:p>
          </table:table-cell>
          <table:table-cell office:value-type="float" office:value="2.446">
            <text:p>2.44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55.51">
            <text:p>1255.51</text:p>
          </table:table-cell>
          <table:table-cell office:value-type="float" office:value="3.384">
            <text:p>3.38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07.53">
            <text:p>1007.53</text:p>
          </table:table-cell>
          <table:table-cell office:value-type="float" office:value="2.447">
            <text:p>2.44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107.61">
            <text:p>1107.61</text:p>
          </table:table-cell>
          <table:table-cell office:value-type="float" office:value="2.442">
            <text:p>2.44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48.83">
            <text:p>1048.83</text:p>
          </table:table-cell>
          <table:table-cell office:value-type="float" office:value="2.446">
            <text:p>2.44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22.55">
            <text:p>1522.55</text:p>
          </table:table-cell>
          <table:table-cell office:value-type="float" office:value="2.448">
            <text:p>2.44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278.2">
            <text:p>1278.2</text:p>
          </table:table-cell>
          <table:table-cell office:value-type="float" office:value="2.454">
            <text:p>2.45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64.55">
            <text:p>1064.55</text:p>
          </table:table-cell>
          <table:table-cell office:value-type="float" office:value="2.442">
            <text:p>2.44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272.74">
            <text:p>1272.74</text:p>
          </table:table-cell>
          <table:table-cell office:value-type="float" office:value="2.464">
            <text:p>2.46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296.71">
            <text:p>1296.71</text:p>
          </table:table-cell>
          <table:table-cell office:value-type="float" office:value="2.452">
            <text:p>2.45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05.42">
            <text:p>1105.42</text:p>
          </table:table-cell>
          <table:table-cell office:value-type="float" office:value="2.456">
            <text:p>2.45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26.26">
            <text:p>1226.26</text:p>
          </table:table-cell>
          <table:table-cell office:value-type="float" office:value="2.462">
            <text:p>2.46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98.942">
            <text:p>998.942</text:p>
          </table:table-cell>
          <table:table-cell office:value-type="float" office:value="2.453">
            <text:p>2.45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69.5">
            <text:p>1069.5</text:p>
          </table:table-cell>
          <table:table-cell office:value-type="float" office:value="2.455">
            <text:p>2.45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59.42">
            <text:p>1259.42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09.19">
            <text:p>1109.19</text:p>
          </table:table-cell>
          <table:table-cell office:value-type="float" office:value="2.598">
            <text:p>2.59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040.9">
            <text:p>1040.9</text:p>
          </table:table-cell>
          <table:table-cell office:value-type="float" office:value="2.589">
            <text:p>2.58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79.952">
            <text:p>979.952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09.056">
            <text:p>909.056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2.881">
            <text:p>752.881</text:p>
          </table:table-cell>
          <table:table-cell office:value-type="float" office:value="2.604">
            <text:p>2.60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137.49">
            <text:p>1137.49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63.27">
            <text:p>1063.27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46.23">
            <text:p>1146.23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75.74">
            <text:p>1075.74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176.58">
            <text:p>1176.58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836.918">
            <text:p>836.918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119.2">
            <text:p>1119.2</text:p>
          </table:table-cell>
          <table:table-cell office:value-type="float" office:value="2.603">
            <text:p>2.60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23.511">
            <text:p>923.511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23.952">
            <text:p>823.952</text:p>
          </table:table-cell>
          <table:table-cell office:value-type="float" office:value="2.598">
            <text:p>2.59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019.56">
            <text:p>1019.56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62.54">
            <text:p>962.54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07.5">
            <text:p>1007.5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85.874">
            <text:p>985.874</text:p>
          </table:table-cell>
          <table:table-cell office:value-type="float" office:value="2.611">
            <text:p>2.61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57.964">
            <text:p>857.964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62.01">
            <text:p>962.01</text:p>
          </table:table-cell>
          <table:table-cell office:value-type="float" office:value="2.604">
            <text:p>2.6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37.909">
            <text:p>937.909</text:p>
          </table:table-cell>
          <table:table-cell office:value-type="float" office:value="2.591">
            <text:p>2.59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096.1">
            <text:p>1096.1</text:p>
          </table:table-cell>
          <table:table-cell office:value-type="float" office:value="2.612">
            <text:p>2.61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021.15">
            <text:p>1021.15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015.74">
            <text:p>1015.74</text:p>
          </table:table-cell>
          <table:table-cell office:value-type="float" office:value="2.599">
            <text:p>2.59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116.09">
            <text:p>1116.09</text:p>
          </table:table-cell>
          <table:table-cell office:value-type="float" office:value="2.597">
            <text:p>2.59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195.66">
            <text:p>1195.66</text:p>
          </table:table-cell>
          <table:table-cell office:value-type="float" office:value="1.913">
            <text:p>1.91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250.73">
            <text:p>1250.73</text:p>
          </table:table-cell>
          <table:table-cell office:value-type="float" office:value="2.596">
            <text:p>2.59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062.47">
            <text:p>1062.47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065.33">
            <text:p>1065.33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1.533">
            <text:p>921.533</text:p>
          </table:table-cell>
          <table:table-cell office:value-type="float" office:value="2.617">
            <text:p>2.61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161.22">
            <text:p>1161.22</text:p>
          </table:table-cell>
          <table:table-cell office:value-type="float" office:value="2.46715">
            <text:p>2.4671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143.37">
            <text:p>1143.37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366.18">
            <text:p>1366.18</text:p>
          </table:table-cell>
          <table:table-cell office:value-type="float" office:value="2.7283">
            <text:p>2.72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87.48">
            <text:p>1087.48</text:p>
          </table:table-cell>
          <table:table-cell office:value-type="float" office:value="2.53886">
            <text:p>2.5388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188.04">
            <text:p>1188.04</text:p>
          </table:table-cell>
          <table:table-cell office:value-type="float" office:value="2.82322">
            <text:p>2.8232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359.97">
            <text:p>1359.97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300.26">
            <text:p>1300.26</text:p>
          </table:table-cell>
          <table:table-cell office:value-type="float" office:value="2.271">
            <text:p>2.27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360.66">
            <text:p>1360.66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84.27">
            <text:p>1284.27</text:p>
          </table:table-cell>
          <table:table-cell office:value-type="float" office:value="3.548">
            <text:p>3.54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405.12">
            <text:p>1405.12</text:p>
          </table:table-cell>
          <table:table-cell office:value-type="float" office:value="13.51">
            <text:p>13.5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42.33">
            <text:p>1342.33</text:p>
          </table:table-cell>
          <table:table-cell office:value-type="float" office:value="1.553">
            <text:p>1.55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170.84">
            <text:p>1170.84</text:p>
          </table:table-cell>
          <table:table-cell office:value-type="float" office:value="2.66332">
            <text:p>2.6633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156.32">
            <text:p>1156.32</text:p>
          </table:table-cell>
          <table:table-cell office:value-type="float" office:value="2.75318">
            <text:p>2.7531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82.46">
            <text:p>1082.46</text:p>
          </table:table-cell>
          <table:table-cell office:value-type="float" office:value="2.68702">
            <text:p>2.687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30.51">
            <text:p>1230.51</text:p>
          </table:table-cell>
          <table:table-cell office:value-type="float" office:value="2.591">
            <text:p>2.59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129.4">
            <text:p>1129.4</text:p>
          </table:table-cell>
          <table:table-cell office:value-type="float" office:value="2.59">
            <text:p>2.5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376.12">
            <text:p>1376.12</text:p>
          </table:table-cell>
          <table:table-cell office:value-type="float" office:value="2.217">
            <text:p>2.21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151.18">
            <text:p>1151.18</text:p>
          </table:table-cell>
          <table:table-cell office:value-type="float" office:value="3.442">
            <text:p>3.44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274.37">
            <text:p>1274.37</text:p>
          </table:table-cell>
          <table:table-cell office:value-type="float" office:value="2.63016">
            <text:p>2.630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148.7">
            <text:p>1148.7</text:p>
          </table:table-cell>
          <table:table-cell office:value-type="float" office:value="2.70292">
            <text:p>2.7029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19.82">
            <text:p>1419.82</text:p>
          </table:table-cell>
          <table:table-cell office:value-type="float" office:value="2.69007">
            <text:p>2.6900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234.76">
            <text:p>1234.76</text:p>
          </table:table-cell>
          <table:table-cell office:value-type="float" office:value="2.703">
            <text:p>2.70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196">
            <text:p>1196</text:p>
          </table:table-cell>
          <table:table-cell office:value-type="float" office:value="2.803">
            <text:p>2.80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63.65">
            <text:p>1063.65</text:p>
          </table:table-cell>
          <table:table-cell office:value-type="float" office:value="2.70349">
            <text:p>2.7034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37.55">
            <text:p>1037.55</text:p>
          </table:table-cell>
          <table:table-cell office:value-type="float" office:value="2.76186">
            <text:p>2.7618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281.33">
            <text:p>1281.33</text:p>
          </table:table-cell>
          <table:table-cell office:value-type="float" office:value="2.116">
            <text:p>2.11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380.66">
            <text:p>1380.66</text:p>
          </table:table-cell>
          <table:table-cell office:value-type="float" office:value="2.67946">
            <text:p>2.6794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43.77">
            <text:p>1243.77</text:p>
          </table:table-cell>
          <table:table-cell office:value-type="float" office:value="2.35">
            <text:p>2.3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363.78">
            <text:p>1363.78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98.949">
            <text:p>998.949</text:p>
          </table:table-cell>
          <table:table-cell office:value-type="float" office:value="2.77654">
            <text:p>2.7765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192.72">
            <text:p>1192.72</text:p>
          </table:table-cell>
          <table:table-cell office:value-type="float" office:value="2.77236">
            <text:p>2.7723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119.53">
            <text:p>1119.53</text:p>
          </table:table-cell>
          <table:table-cell office:value-type="float" office:value="2.35833">
            <text:p>2.3583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418.97">
            <text:p>1418.97</text:p>
          </table:table-cell>
          <table:table-cell office:value-type="float" office:value="3.181">
            <text:p>3.18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47.46">
            <text:p>1147.46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83.505">
            <text:p>983.505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03.32">
            <text:p>1103.32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65.435">
            <text:p>865.435</text:p>
          </table:table-cell>
          <table:table-cell office:value-type="float" office:value="2.55">
            <text:p>2.5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18.59">
            <text:p>918.59</text:p>
          </table:table-cell>
          <table:table-cell office:value-type="float" office:value="2.547">
            <text:p>2.54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54.037">
            <text:p>954.037</text:p>
          </table:table-cell>
          <table:table-cell office:value-type="float" office:value="2.535">
            <text:p>2.53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29.14">
            <text:p>1029.14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54.854">
            <text:p>954.854</text:p>
          </table:table-cell>
          <table:table-cell office:value-type="float" office:value="2.531">
            <text:p>2.53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26.925">
            <text:p>826.925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39.42">
            <text:p>1039.42</text:p>
          </table:table-cell>
          <table:table-cell office:value-type="float" office:value="2.533">
            <text:p>2.53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6.853">
            <text:p>926.853</text:p>
          </table:table-cell>
          <table:table-cell office:value-type="float" office:value="2.531">
            <text:p>2.53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00.27">
            <text:p>1000.27</text:p>
          </table:table-cell>
          <table:table-cell office:value-type="float" office:value="2.532">
            <text:p>2.53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18.307">
            <text:p>918.307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63.82">
            <text:p>963.82</text:p>
          </table:table-cell>
          <table:table-cell office:value-type="float" office:value="2.522">
            <text:p>2.52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189.78">
            <text:p>1189.78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46.68">
            <text:p>1046.68</text:p>
          </table:table-cell>
          <table:table-cell office:value-type="float" office:value="2.529">
            <text:p>2.52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58.714">
            <text:p>958.714</text:p>
          </table:table-cell>
          <table:table-cell office:value-type="float" office:value="2.524">
            <text:p>2.52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991.624">
            <text:p>991.624</text:p>
          </table:table-cell>
          <table:table-cell office:value-type="float" office:value="2.071">
            <text:p>2.07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71.066">
            <text:p>971.066</text:p>
          </table:table-cell>
          <table:table-cell office:value-type="float" office:value="2.526">
            <text:p>2.52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831.536">
            <text:p>831.536</text:p>
          </table:table-cell>
          <table:table-cell office:value-type="float" office:value="2.527">
            <text:p>2.52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02.39">
            <text:p>902.39</text:p>
          </table:table-cell>
          <table:table-cell office:value-type="float" office:value="2.53">
            <text:p>2.5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74.318">
            <text:p>874.318</text:p>
          </table:table-cell>
          <table:table-cell office:value-type="float" office:value="2.522">
            <text:p>2.52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65.294">
            <text:p>865.294</text:p>
          </table:table-cell>
          <table:table-cell office:value-type="float" office:value="2.515">
            <text:p>2.51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46.162">
            <text:p>946.162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56.87">
            <text:p>756.87</text:p>
          </table:table-cell>
          <table:table-cell office:value-type="float" office:value="2.528">
            <text:p>2.5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3.367">
            <text:p>903.367</text:p>
          </table:table-cell>
          <table:table-cell office:value-type="float" office:value="2.515">
            <text:p>2.51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056.34">
            <text:p>1056.34</text:p>
          </table:table-cell>
          <table:table-cell office:value-type="float" office:value="2.528">
            <text:p>2.52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32.268">
            <text:p>832.268</text:p>
          </table:table-cell>
          <table:table-cell office:value-type="float" office:value="2.538">
            <text:p>2.53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98.738">
            <text:p>698.738</text:p>
          </table:table-cell>
          <table:table-cell office:value-type="float" office:value="2.51933">
            <text:p>2.5193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95.63">
            <text:p>795.63</text:p>
          </table:table-cell>
          <table:table-cell office:value-type="float" office:value="2.55362">
            <text:p>2.5536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14.153">
            <text:p>814.153</text:p>
          </table:table-cell>
          <table:table-cell office:value-type="float" office:value="2.69392">
            <text:p>2.6939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93.603">
            <text:p>993.603</text:p>
          </table:table-cell>
          <table:table-cell office:value-type="float" office:value="3.563">
            <text:p>3.56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49.951">
            <text:p>649.951</text:p>
          </table:table-cell>
          <table:table-cell office:value-type="float" office:value="1.271">
            <text:p>1.27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37.965">
            <text:p>937.965</text:p>
          </table:table-cell>
          <table:table-cell office:value-type="float" office:value="2.036">
            <text:p>2.03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02.111">
            <text:p>602.111</text:p>
          </table:table-cell>
          <table:table-cell office:value-type="float" office:value="2.92635">
            <text:p>2.9263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13.94">
            <text:p>1013.94</text:p>
          </table:table-cell>
          <table:table-cell office:value-type="float" office:value="3.807">
            <text:p>3.80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35.094">
            <text:p>735.094</text:p>
          </table:table-cell>
          <table:table-cell office:value-type="float" office:value="2.39516">
            <text:p>2.3951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94.886">
            <text:p>594.886</text:p>
          </table:table-cell>
          <table:table-cell office:value-type="float" office:value="3.29915">
            <text:p>3.2991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70.549">
            <text:p>770.549</text:p>
          </table:table-cell>
          <table:table-cell office:value-type="float" office:value="2.58275">
            <text:p>2.5827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827.661">
            <text:p>827.661</text:p>
          </table:table-cell>
          <table:table-cell office:value-type="float" office:value="3.541">
            <text:p>3.54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18.423">
            <text:p>718.423</text:p>
          </table:table-cell>
          <table:table-cell office:value-type="float" office:value="2.86652">
            <text:p>2.8665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09.423">
            <text:p>609.423</text:p>
          </table:table-cell>
          <table:table-cell office:value-type="float" office:value="2.71208">
            <text:p>2.7120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22.569">
            <text:p>822.569</text:p>
          </table:table-cell>
          <table:table-cell office:value-type="float" office:value="1.606">
            <text:p>1.6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57.15">
            <text:p>857.15</text:p>
          </table:table-cell>
          <table:table-cell office:value-type="float" office:value="3.025">
            <text:p>3.02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620.756">
            <text:p>620.756</text:p>
          </table:table-cell>
          <table:table-cell office:value-type="float" office:value="2.488">
            <text:p>2.48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45.434">
            <text:p>545.434</text:p>
          </table:table-cell>
          <table:table-cell office:value-type="float" office:value="2.89808">
            <text:p>2.8980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86.398">
            <text:p>486.398</text:p>
          </table:table-cell>
          <table:table-cell office:value-type="float" office:value="2.90708">
            <text:p>2.9070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53.7">
            <text:p>553.7</text:p>
          </table:table-cell>
          <table:table-cell office:value-type="float" office:value="2.085">
            <text:p>2.08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49.119">
            <text:p>649.119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31.23">
            <text:p>531.23</text:p>
          </table:table-cell>
          <table:table-cell office:value-type="float" office:value="2.956">
            <text:p>2.95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98.04">
            <text:p>498.04</text:p>
          </table:table-cell>
          <table:table-cell office:value-type="float" office:value="2.74262">
            <text:p>2.7426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50.962">
            <text:p>550.962</text:p>
          </table:table-cell>
          <table:table-cell office:value-type="float" office:value="2.94079">
            <text:p>2.9407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64.518">
            <text:p>764.518</text:p>
          </table:table-cell>
          <table:table-cell office:value-type="float" office:value="2.59617">
            <text:p>2.5961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64.944">
            <text:p>564.944</text:p>
          </table:table-cell>
          <table:table-cell office:value-type="float" office:value="1.946">
            <text:p>1.94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33.051">
            <text:p>633.051</text:p>
          </table:table-cell>
          <table:table-cell office:value-type="float" office:value="2.675">
            <text:p>2.67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14.73">
            <text:p>414.73</text:p>
          </table:table-cell>
          <table:table-cell office:value-type="float" office:value="2.79463">
            <text:p>2.7946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22.109">
            <text:p>422.109</text:p>
          </table:table-cell>
          <table:table-cell office:value-type="float" office:value="3.3102">
            <text:p>3.310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35.67">
            <text:p>735.67</text:p>
          </table:table-cell>
          <table:table-cell office:value-type="float" office:value="28.99">
            <text:p>28.9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16.22">
            <text:p>516.22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61.203">
            <text:p>461.203</text:p>
          </table:table-cell>
          <table:table-cell office:value-type="float" office:value="3.04594">
            <text:p>3.0459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64.911">
            <text:p>564.911</text:p>
          </table:table-cell>
          <table:table-cell office:value-type="float" office:value="1.932">
            <text:p>1.93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691.369">
            <text:p>691.369</text:p>
          </table:table-cell>
          <table:table-cell office:value-type="float" office:value="1.772">
            <text:p>1.7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78.21">
            <text:p>378.21</text:p>
          </table:table-cell>
          <table:table-cell office:value-type="float" office:value="3.4198">
            <text:p>3.419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623.085">
            <text:p>623.085</text:p>
          </table:table-cell>
          <table:table-cell office:value-type="float" office:value="3.02005">
            <text:p>3.0200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026.03">
            <text:p>1026.03</text:p>
          </table:table-cell>
          <table:table-cell office:value-type="float" office:value="2.384">
            <text:p>2.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327.04">
            <text:p>1327.04</text:p>
          </table:table-cell>
          <table:table-cell office:value-type="float" office:value="2.59714">
            <text:p>2.597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229.42">
            <text:p>1229.42</text:p>
          </table:table-cell>
          <table:table-cell office:value-type="float" office:value="2.638">
            <text:p>2.63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362.77">
            <text:p>1362.77</text:p>
          </table:table-cell>
          <table:table-cell office:value-type="float" office:value="2.678">
            <text:p>2.67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288.35">
            <text:p>1288.35</text:p>
          </table:table-cell>
          <table:table-cell office:value-type="float" office:value="2.214">
            <text:p>2.214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284.43">
            <text:p>1284.43</text:p>
          </table:table-cell>
          <table:table-cell office:value-type="float" office:value="2.578">
            <text:p>2.57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222.34">
            <text:p>1222.34</text:p>
          </table:table-cell>
          <table:table-cell office:value-type="float" office:value="3.256">
            <text:p>3.25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239.97">
            <text:p>1239.97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164.98">
            <text:p>1164.98</text:p>
          </table:table-cell>
          <table:table-cell office:value-type="float" office:value="2.785">
            <text:p>2.78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198.03">
            <text:p>1198.03</text:p>
          </table:table-cell>
          <table:table-cell office:value-type="float" office:value="2.581">
            <text:p>2.58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182.98">
            <text:p>1182.98</text:p>
          </table:table-cell>
          <table:table-cell office:value-type="float" office:value="1.48">
            <text:p>1.4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84.11">
            <text:p>1184.11</text:p>
          </table:table-cell>
          <table:table-cell office:value-type="float" office:value="2.667">
            <text:p>2.66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29.48">
            <text:p>1029.48</text:p>
          </table:table-cell>
          <table:table-cell office:value-type="float" office:value="2.172">
            <text:p>2.17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37.934">
            <text:p>937.934</text:p>
          </table:table-cell>
          <table:table-cell office:value-type="float" office:value="2.69754">
            <text:p>2.6975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998.132">
            <text:p>998.132</text:p>
          </table:table-cell>
          <table:table-cell office:value-type="float" office:value="2.69948">
            <text:p>2.6994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53.696">
            <text:p>953.696</text:p>
          </table:table-cell>
          <table:table-cell office:value-type="float" office:value="2.764">
            <text:p>2.76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58.44">
            <text:p>1058.44</text:p>
          </table:table-cell>
          <table:table-cell office:value-type="float" office:value="3.515">
            <text:p>3.51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91.946">
            <text:p>891.946</text:p>
          </table:table-cell>
          <table:table-cell office:value-type="float" office:value="2.81911">
            <text:p>2.8191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130.59">
            <text:p>1130.59</text:p>
          </table:table-cell>
          <table:table-cell office:value-type="float" office:value="3.965">
            <text:p>3.96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67.49">
            <text:p>1067.49</text:p>
          </table:table-cell>
          <table:table-cell office:value-type="float" office:value="3.237">
            <text:p>3.23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331.21">
            <text:p>1331.21</text:p>
          </table:table-cell>
          <table:table-cell office:value-type="float" office:value="3.016">
            <text:p>3.01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19.272">
            <text:p>819.272</text:p>
          </table:table-cell>
          <table:table-cell office:value-type="float" office:value="2.69442">
            <text:p>2.6944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74.16">
            <text:p>1074.16</text:p>
          </table:table-cell>
          <table:table-cell office:value-type="float" office:value="2.70216">
            <text:p>2.7021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171.14">
            <text:p>1171.14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38.85">
            <text:p>1038.85</text:p>
          </table:table-cell>
          <table:table-cell office:value-type="float" office:value="2.84725">
            <text:p>2.84725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66.93">
            <text:p>866.93</text:p>
          </table:table-cell>
          <table:table-cell office:value-type="float" office:value="2.59914">
            <text:p>2.5991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114.89">
            <text:p>1114.89</text:p>
          </table:table-cell>
          <table:table-cell office:value-type="float" office:value="2.726">
            <text:p>2.72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116.21">
            <text:p>1116.21</text:p>
          </table:table-cell>
          <table:table-cell office:value-type="float" office:value="2.287">
            <text:p>2.28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953.081">
            <text:p>953.081</text:p>
          </table:table-cell>
          <table:table-cell office:value-type="float" office:value="2.65014">
            <text:p>2.6501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202.45">
            <text:p>1202.45</text:p>
          </table:table-cell>
          <table:table-cell office:value-type="float" office:value="3.08326">
            <text:p>3.0832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986.575">
            <text:p>986.575</text:p>
          </table:table-cell>
          <table:table-cell office:value-type="float" office:value="2.862">
            <text:p>2.86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33.389">
            <text:p>533.389</text:p>
          </table:table-cell>
          <table:table-cell office:value-type="float" office:value="3.1506">
            <text:p>3.150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660.83">
            <text:p>660.83</text:p>
          </table:table-cell>
          <table:table-cell office:value-type="float" office:value="2.95611">
            <text:p>2.9561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601.174">
            <text:p>601.174</text:p>
          </table:table-cell>
          <table:table-cell office:value-type="float" office:value="2.654">
            <text:p>2.65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39.361">
            <text:p>439.361</text:p>
          </table:table-cell>
          <table:table-cell office:value-type="float" office:value="3.23964">
            <text:p>3.2396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29.314">
            <text:p>729.314</text:p>
          </table:table-cell>
          <table:table-cell office:value-type="float" office:value="10.67">
            <text:p>10.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637.318">
            <text:p>637.318</text:p>
          </table:table-cell>
          <table:table-cell office:value-type="float" office:value="2.557">
            <text:p>2.55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56.566">
            <text:p>456.566</text:p>
          </table:table-cell>
          <table:table-cell office:value-type="float" office:value="3.09182">
            <text:p>3.0918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20.325">
            <text:p>720.325</text:p>
          </table:table-cell>
          <table:table-cell office:value-type="float" office:value="2.76734">
            <text:p>2.7673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00.629">
            <text:p>500.629</text:p>
          </table:table-cell>
          <table:table-cell office:value-type="float" office:value="2.838">
            <text:p>2.83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09.249">
            <text:p>609.249</text:p>
          </table:table-cell>
          <table:table-cell office:value-type="float" office:value="2.76469">
            <text:p>2.7646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619.995">
            <text:p>619.995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42.772">
            <text:p>542.772</text:p>
          </table:table-cell>
          <table:table-cell office:value-type="float" office:value="2.831">
            <text:p>2.83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581.483">
            <text:p>581.483</text:p>
          </table:table-cell>
          <table:table-cell office:value-type="float" office:value="2.829">
            <text:p>2.82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58.052">
            <text:p>558.052</text:p>
          </table:table-cell>
          <table:table-cell office:value-type="float" office:value="2.744">
            <text:p>2.74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619.429">
            <text:p>619.429</text:p>
          </table:table-cell>
          <table:table-cell office:value-type="float" office:value="2.78341">
            <text:p>2.7834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03.473">
            <text:p>503.473</text:p>
          </table:table-cell>
          <table:table-cell office:value-type="float" office:value="2.78861">
            <text:p>2.7886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839.036">
            <text:p>839.036</text:p>
          </table:table-cell>
          <table:table-cell office:value-type="float" office:value="2.776">
            <text:p>2.77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07.433">
            <text:p>707.433</text:p>
          </table:table-cell>
          <table:table-cell office:value-type="float" office:value="3.077">
            <text:p>3.077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819.14">
            <text:p>819.14</text:p>
          </table:table-cell>
          <table:table-cell office:value-type="float" office:value="2.82431">
            <text:p>2.8243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75.394">
            <text:p>775.394</text:p>
          </table:table-cell>
          <table:table-cell office:value-type="float" office:value="3.959">
            <text:p>3.95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35.674">
            <text:p>935.674</text:p>
          </table:table-cell>
          <table:table-cell office:value-type="float" office:value="2.233">
            <text:p>2.23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859.189">
            <text:p>859.189</text:p>
          </table:table-cell>
          <table:table-cell office:value-type="float" office:value="3.504">
            <text:p>3.50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44.005">
            <text:p>844.005</text:p>
          </table:table-cell>
          <table:table-cell office:value-type="float" office:value="1.658">
            <text:p>1.65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53.804">
            <text:p>853.804</text:p>
          </table:table-cell>
          <table:table-cell office:value-type="float" office:value="2.728">
            <text:p>2.72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49.025">
            <text:p>749.025</text:p>
          </table:table-cell>
          <table:table-cell office:value-type="float" office:value="2.65427">
            <text:p>2.6542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913.459">
            <text:p>913.459</text:p>
          </table:table-cell>
          <table:table-cell office:value-type="float" office:value="2.82464">
            <text:p>2.8246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50.285">
            <text:p>850.285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969.643">
            <text:p>969.643</text:p>
          </table:table-cell>
          <table:table-cell office:value-type="float" office:value="2.498">
            <text:p>2.49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77.136">
            <text:p>977.136</text:p>
          </table:table-cell>
          <table:table-cell office:value-type="float" office:value="1.396">
            <text:p>1.39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14.962">
            <text:p>914.962</text:p>
          </table:table-cell>
          <table:table-cell office:value-type="float" office:value="2.502">
            <text:p>2.502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823.201">
            <text:p>823.201</text:p>
          </table:table-cell>
          <table:table-cell office:value-type="float" office:value="2.884">
            <text:p>2.88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34.631">
            <text:p>734.631</text:p>
          </table:table-cell>
          <table:table-cell office:value-type="float" office:value="2.485">
            <text:p>2.4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23.375">
            <text:p>423.375</text:p>
          </table:table-cell>
          <table:table-cell office:value-type="float" office:value="2.93442">
            <text:p>2.9344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45.001">
            <text:p>545.001</text:p>
          </table:table-cell>
          <table:table-cell office:value-type="float" office:value="3.137">
            <text:p>3.13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7.764">
            <text:p>447.764</text:p>
          </table:table-cell>
          <table:table-cell office:value-type="float" office:value="2.43669">
            <text:p>2.4366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27.961">
            <text:p>427.961</text:p>
          </table:table-cell>
          <table:table-cell office:value-type="float" office:value="2.90441">
            <text:p>2.9044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71.333">
            <text:p>471.333</text:p>
          </table:table-cell>
          <table:table-cell office:value-type="float" office:value="2.364">
            <text:p>2.36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46.314">
            <text:p>446.314</text:p>
          </table:table-cell>
          <table:table-cell office:value-type="float" office:value="27.06">
            <text:p>27.0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17.082">
            <text:p>317.082</text:p>
          </table:table-cell>
          <table:table-cell office:value-type="float" office:value="2.68499">
            <text:p>2.6849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3.995">
            <text:p>213.995</text:p>
          </table:table-cell>
          <table:table-cell office:value-type="float" office:value="2.79199">
            <text:p>2.7919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20.554">
            <text:p>420.554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81.247">
            <text:p>281.247</text:p>
          </table:table-cell>
          <table:table-cell office:value-type="float" office:value="2.932">
            <text:p>2.93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83.76">
            <text:p>383.76</text:p>
          </table:table-cell>
          <table:table-cell office:value-type="float" office:value="2.64373">
            <text:p>2.6437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412.39">
            <text:p>412.39</text:p>
          </table:table-cell>
          <table:table-cell office:value-type="float" office:value="2.76842">
            <text:p>2.7684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96.006">
            <text:p>496.006</text:p>
          </table:table-cell>
          <table:table-cell office:value-type="float" office:value="2.936">
            <text:p>2.93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525.622">
            <text:p>525.622</text:p>
          </table:table-cell>
          <table:table-cell office:value-type="float" office:value="2.67577">
            <text:p>2.6757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78.597">
            <text:p>278.597</text:p>
          </table:table-cell>
          <table:table-cell office:value-type="float" office:value="2.7766">
            <text:p>2.776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90.145">
            <text:p>290.145</text:p>
          </table:table-cell>
          <table:table-cell office:value-type="float" office:value="2.85172">
            <text:p>2.8517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01.605">
            <text:p>501.605</text:p>
          </table:table-cell>
          <table:table-cell office:value-type="float" office:value="3.033">
            <text:p>3.03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20.587">
            <text:p>420.587</text:p>
          </table:table-cell>
          <table:table-cell office:value-type="float" office:value="2.93919">
            <text:p>2.9391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656.368">
            <text:p>656.368</text:p>
          </table:table-cell>
          <table:table-cell office:value-type="float" office:value="3.04303">
            <text:p>3.0430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650.668">
            <text:p>650.668</text:p>
          </table:table-cell>
          <table:table-cell office:value-type="float" office:value="2.72745">
            <text:p>2.7274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402.264">
            <text:p>402.264</text:p>
          </table:table-cell>
          <table:table-cell office:value-type="float" office:value="2.9435">
            <text:p>2.943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55.657">
            <text:p>455.657</text:p>
          </table:table-cell>
          <table:table-cell office:value-type="float" office:value="2.88662">
            <text:p>2.8866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79.223">
            <text:p>579.223</text:p>
          </table:table-cell>
          <table:table-cell office:value-type="float" office:value="3.845">
            <text:p>3.84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400.336">
            <text:p>400.336</text:p>
          </table:table-cell>
          <table:table-cell office:value-type="float" office:value="3.713">
            <text:p>3.71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40.509">
            <text:p>340.509</text:p>
          </table:table-cell>
          <table:table-cell office:value-type="float" office:value="3.15302">
            <text:p>3.1530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414.211">
            <text:p>414.211</text:p>
          </table:table-cell>
          <table:table-cell office:value-type="float" office:value="2.368">
            <text:p>2.36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663.545">
            <text:p>663.545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02.036">
            <text:p>502.036</text:p>
          </table:table-cell>
          <table:table-cell office:value-type="float" office:value="2.87625">
            <text:p>2.8762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20.227">
            <text:p>520.227</text:p>
          </table:table-cell>
          <table:table-cell office:value-type="float" office:value="3.13772">
            <text:p>3.1377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23.47">
            <text:p>723.47</text:p>
          </table:table-cell>
          <table:table-cell office:value-type="float" office:value="2.80845">
            <text:p>2.8084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42.277">
            <text:p>742.277</text:p>
          </table:table-cell>
          <table:table-cell office:value-type="float" office:value="2.97621">
            <text:p>2.9762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66.916">
            <text:p>366.916</text:p>
          </table:table-cell>
          <table:table-cell office:value-type="float" office:value="3.47984">
            <text:p>3.479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119.71">
            <text:p>1119.71</text:p>
          </table:table-cell>
          <table:table-cell office:value-type="float" office:value="3.43823">
            <text:p>3.4382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59.507">
            <text:p>959.507</text:p>
          </table:table-cell>
          <table:table-cell office:value-type="float" office:value="2.29111">
            <text:p>2.2911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047.81">
            <text:p>1047.81</text:p>
          </table:table-cell>
          <table:table-cell office:value-type="float" office:value="2.63848">
            <text:p>2.6384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94.844">
            <text:p>994.844</text:p>
          </table:table-cell>
          <table:table-cell office:value-type="float" office:value="2.69028">
            <text:p>2.6902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381.27">
            <text:p>1381.27</text:p>
          </table:table-cell>
          <table:table-cell office:value-type="float" office:value="3.084">
            <text:p>3.08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48.79">
            <text:p>1248.79</text:p>
          </table:table-cell>
          <table:table-cell office:value-type="float" office:value="2.4009">
            <text:p>2.400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293.31">
            <text:p>1293.31</text:p>
          </table:table-cell>
          <table:table-cell office:value-type="float" office:value="2.602">
            <text:p>2.60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130.43">
            <text:p>1130.43</text:p>
          </table:table-cell>
          <table:table-cell office:value-type="float" office:value="2.587">
            <text:p>2.58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120.07">
            <text:p>1120.07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016.74">
            <text:p>1016.74</text:p>
          </table:table-cell>
          <table:table-cell office:value-type="float" office:value="2.80242">
            <text:p>2.8024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59.771">
            <text:p>959.771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23.13">
            <text:p>1023.13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049.69">
            <text:p>1049.69</text:p>
          </table:table-cell>
          <table:table-cell office:value-type="float" office:value="3.243">
            <text:p>3.24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269.27">
            <text:p>1269.27</text:p>
          </table:table-cell>
          <table:table-cell office:value-type="float" office:value="2.595">
            <text:p>2.59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242.97">
            <text:p>1242.97</text:p>
          </table:table-cell>
          <table:table-cell office:value-type="float" office:value="2.585">
            <text:p>2.58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47.5">
            <text:p>1247.5</text:p>
          </table:table-cell>
          <table:table-cell office:value-type="float" office:value="2.609">
            <text:p>2.60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39.75">
            <text:p>1239.75</text:p>
          </table:table-cell>
          <table:table-cell office:value-type="float" office:value="2.606">
            <text:p>2.60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166.61">
            <text:p>1166.61</text:p>
          </table:table-cell>
          <table:table-cell office:value-type="float" office:value="2.52204">
            <text:p>2.5220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187.3">
            <text:p>1187.3</text:p>
          </table:table-cell>
          <table:table-cell office:value-type="float" office:value="2.604">
            <text:p>2.604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166.69">
            <text:p>1166.69</text:p>
          </table:table-cell>
          <table:table-cell office:value-type="float" office:value="2.613">
            <text:p>2.61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28.56">
            <text:p>1028.56</text:p>
          </table:table-cell>
          <table:table-cell office:value-type="float" office:value="2.614">
            <text:p>2.614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169.27">
            <text:p>1169.27</text:p>
          </table:table-cell>
          <table:table-cell office:value-type="float" office:value="2.613">
            <text:p>2.61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684.157">
            <text:p>684.157</text:p>
          </table:table-cell>
          <table:table-cell office:value-type="float" office:value="2.71404">
            <text:p>2.7140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18.4">
            <text:p>1118.4</text:p>
          </table:table-cell>
          <table:table-cell office:value-type="float" office:value="2.601">
            <text:p>2.60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92.687">
            <text:p>892.687</text:p>
          </table:table-cell>
          <table:table-cell office:value-type="float" office:value="2.615">
            <text:p>2.61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036.69">
            <text:p>1036.69</text:p>
          </table:table-cell>
          <table:table-cell office:value-type="float" office:value="2.42068">
            <text:p>2.4206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09.41">
            <text:p>1009.41</text:p>
          </table:table-cell>
          <table:table-cell office:value-type="float" office:value="2.48935">
            <text:p>2.489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131.82">
            <text:p>1131.8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262.11">
            <text:p>1262.11</text:p>
          </table:table-cell>
          <table:table-cell office:value-type="float" office:value="4.894">
            <text:p>4.89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228.88">
            <text:p>1228.88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948.075">
            <text:p>948.075</text:p>
          </table:table-cell>
          <table:table-cell office:value-type="float" office:value="2.4831">
            <text:p>2.483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138.44">
            <text:p>1138.44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141.51">
            <text:p>1141.51</text:p>
          </table:table-cell>
          <table:table-cell office:value-type="float" office:value="2.468">
            <text:p>2.46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990.585">
            <text:p>990.585</text:p>
          </table:table-cell>
          <table:table-cell office:value-type="float" office:value="2.35873">
            <text:p>2.3587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082.15">
            <text:p>1082.15</text:p>
          </table:table-cell>
          <table:table-cell office:value-type="float" office:value="2.67252">
            <text:p>2.6725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242.48">
            <text:p>1242.48</text:p>
          </table:table-cell>
          <table:table-cell office:value-type="float" office:value="2.686">
            <text:p>2.68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221.44">
            <text:p>1221.44</text:p>
          </table:table-cell>
          <table:table-cell office:value-type="float" office:value="2.66106">
            <text:p>2.6610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062.52">
            <text:p>1062.52</text:p>
          </table:table-cell>
          <table:table-cell office:value-type="float" office:value="2.55548">
            <text:p>2.5554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245.2">
            <text:p>1245.2</text:p>
          </table:table-cell>
          <table:table-cell office:value-type="float" office:value="2.466">
            <text:p>2.46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206.24">
            <text:p>1206.24</text:p>
          </table:table-cell>
          <table:table-cell office:value-type="float" office:value="2.483">
            <text:p>2.4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226.62">
            <text:p>1226.62</text:p>
          </table:table-cell>
          <table:table-cell office:value-type="float" office:value="2.476">
            <text:p>2.47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346.9">
            <text:p>1346.9</text:p>
          </table:table-cell>
          <table:table-cell office:value-type="float" office:value="3.199">
            <text:p>3.19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161.81">
            <text:p>1161.81</text:p>
          </table:table-cell>
          <table:table-cell office:value-type="float" office:value="2.68607">
            <text:p>2.6860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422.55">
            <text:p>1422.55</text:p>
          </table:table-cell>
          <table:table-cell office:value-type="float" office:value="1.673">
            <text:p>1.673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308.87">
            <text:p>1308.87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201.9">
            <text:p>1201.9</text:p>
          </table:table-cell>
          <table:table-cell office:value-type="float" office:value="2.59911">
            <text:p>2.5991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35.91">
            <text:p>1335.91</text:p>
          </table:table-cell>
          <table:table-cell office:value-type="float" office:value="2.58739">
            <text:p>2.5873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189.68">
            <text:p>1189.68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335.19">
            <text:p>1335.19</text:p>
          </table:table-cell>
          <table:table-cell office:value-type="float" office:value="2.478">
            <text:p>2.47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216.83">
            <text:p>1216.83</text:p>
          </table:table-cell>
          <table:table-cell office:value-type="float" office:value="2.479">
            <text:p>2.47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189.31">
            <text:p>1189.31</text:p>
          </table:table-cell>
          <table:table-cell office:value-type="float" office:value="2.57238">
            <text:p>2.5723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005.22">
            <text:p>1005.22</text:p>
          </table:table-cell>
          <table:table-cell office:value-type="float" office:value="2.66274">
            <text:p>2.6627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205.84">
            <text:p>1205.84</text:p>
          </table:table-cell>
          <table:table-cell office:value-type="float" office:value="2.56082">
            <text:p>2.56082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373.17">
            <text:p>1373.17</text:p>
          </table:table-cell>
          <table:table-cell office:value-type="float" office:value="3.009">
            <text:p>3.009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115.72">
            <text:p>1115.72</text:p>
          </table:table-cell>
          <table:table-cell office:value-type="float" office:value="2.57302">
            <text:p>2.5730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395.05">
            <text:p>1395.05</text:p>
          </table:table-cell>
          <table:table-cell office:value-type="float" office:value="2.54175">
            <text:p>2.5417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177">
            <text:p>1177</text:p>
          </table:table-cell>
          <table:table-cell office:value-type="float" office:value="2.494">
            <text:p>2.49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236.74">
            <text:p>1236.74</text:p>
          </table:table-cell>
          <table:table-cell office:value-type="float" office:value="2.497">
            <text:p>2.49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199.43">
            <text:p>1199.43</text:p>
          </table:table-cell>
          <table:table-cell office:value-type="float" office:value="2.495">
            <text:p>2.49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117.13">
            <text:p>1117.13</text:p>
          </table:table-cell>
          <table:table-cell office:value-type="float" office:value="2.52171">
            <text:p>2.5217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077.78">
            <text:p>1077.78</text:p>
          </table:table-cell>
          <table:table-cell office:value-type="float" office:value="2.6056">
            <text:p>2.605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230.27">
            <text:p>1230.27</text:p>
          </table:table-cell>
          <table:table-cell office:value-type="float" office:value="2.498">
            <text:p>2.49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121.86">
            <text:p>1121.86</text:p>
          </table:table-cell>
          <table:table-cell office:value-type="float" office:value="2.6184">
            <text:p>2.618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206.44">
            <text:p>1206.44</text:p>
          </table:table-cell>
          <table:table-cell office:value-type="float" office:value="2.8352">
            <text:p>2.835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293.59">
            <text:p>1293.59</text:p>
          </table:table-cell>
          <table:table-cell office:value-type="float" office:value="2.555">
            <text:p>2.55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191.69">
            <text:p>1191.69</text:p>
          </table:table-cell>
          <table:table-cell office:value-type="float" office:value="2.7169">
            <text:p>2.716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96.842">
            <text:p>896.842</text:p>
          </table:table-cell>
          <table:table-cell office:value-type="float" office:value="2.82796">
            <text:p>2.8279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091.92">
            <text:p>1091.92</text:p>
          </table:table-cell>
          <table:table-cell office:value-type="float" office:value="2.71922">
            <text:p>2.7192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422.99">
            <text:p>1422.99</text:p>
          </table:table-cell>
          <table:table-cell office:value-type="float" office:value="2.76693">
            <text:p>2.7669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229.53">
            <text:p>1229.53</text:p>
          </table:table-cell>
          <table:table-cell office:value-type="float" office:value="2.73405">
            <text:p>2.7340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206.56">
            <text:p>1206.56</text:p>
          </table:table-cell>
          <table:table-cell office:value-type="float" office:value="2.77604">
            <text:p>2.77604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206.86">
            <text:p>1206.86</text:p>
          </table:table-cell>
          <table:table-cell office:value-type="float" office:value="2.72243">
            <text:p>2.72243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256.55">
            <text:p>1256.55</text:p>
          </table:table-cell>
          <table:table-cell office:value-type="float" office:value="2.273">
            <text:p>2.273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215.7">
            <text:p>1215.7</text:p>
          </table:table-cell>
          <table:table-cell office:value-type="float" office:value="2.703">
            <text:p>2.70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25.02">
            <text:p>925.02</text:p>
          </table:table-cell>
          <table:table-cell office:value-type="float" office:value="2.65546">
            <text:p>2.6554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982.976">
            <text:p>982.976</text:p>
          </table:table-cell>
          <table:table-cell office:value-type="float" office:value="2.75197">
            <text:p>2.7519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261.65">
            <text:p>1261.65</text:p>
          </table:table-cell>
          <table:table-cell office:value-type="float" office:value="2.998">
            <text:p>2.99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127.07">
            <text:p>1127.07</text:p>
          </table:table-cell>
          <table:table-cell office:value-type="float" office:value="2.70058">
            <text:p>2.70058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040.46">
            <text:p>1040.46</text:p>
          </table:table-cell>
          <table:table-cell office:value-type="float" office:value="2.7395">
            <text:p>2.739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082.87">
            <text:p>1082.87</text:p>
          </table:table-cell>
          <table:table-cell office:value-type="float" office:value="2.78796">
            <text:p>2.78796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057.68">
            <text:p>1057.68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117.25">
            <text:p>1117.25</text:p>
          </table:table-cell>
          <table:table-cell office:value-type="float" office:value="2.55958">
            <text:p>2.55958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002.33">
            <text:p>1002.33</text:p>
          </table:table-cell>
          <table:table-cell office:value-type="float" office:value="2.71853">
            <text:p>2.7185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387.2">
            <text:p>1387.2</text:p>
          </table:table-cell>
          <table:table-cell office:value-type="float" office:value="3.945">
            <text:p>3.94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113.71">
            <text:p>1113.71</text:p>
          </table:table-cell>
          <table:table-cell office:value-type="float" office:value="2.68436">
            <text:p>2.6843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950.404">
            <text:p>950.404</text:p>
          </table:table-cell>
          <table:table-cell office:value-type="float" office:value="2.91576">
            <text:p>2.9157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87.32">
            <text:p>1387.32</text:p>
          </table:table-cell>
          <table:table-cell office:value-type="float" office:value="1.876">
            <text:p>1.876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335.6">
            <text:p>1335.6</text:p>
          </table:table-cell>
          <table:table-cell office:value-type="float" office:value="2.271">
            <text:p>2.27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138.59">
            <text:p>1138.59</text:p>
          </table:table-cell>
          <table:table-cell office:value-type="float" office:value="2.65299">
            <text:p>2.6529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156.51">
            <text:p>1156.51</text:p>
          </table:table-cell>
          <table:table-cell office:value-type="float" office:value="2.7915">
            <text:p>2.791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310.11">
            <text:p>1310.11</text:p>
          </table:table-cell>
          <table:table-cell office:value-type="float" office:value="2.371">
            <text:p>2.37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201.93">
            <text:p>1201.93</text:p>
          </table:table-cell>
          <table:table-cell office:value-type="float" office:value="2.576">
            <text:p>2.57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016.93">
            <text:p>1016.93</text:p>
          </table:table-cell>
          <table:table-cell office:value-type="float" office:value="2.70012">
            <text:p>2.70012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165.48">
            <text:p>1165.48</text:p>
          </table:table-cell>
          <table:table-cell office:value-type="float" office:value="2.71987">
            <text:p>2.7198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480.27">
            <text:p>1480.27</text:p>
          </table:table-cell>
          <table:table-cell office:value-type="float" office:value="1.429">
            <text:p>1.42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220.86">
            <text:p>1220.86</text:p>
          </table:table-cell>
          <table:table-cell office:value-type="float" office:value="2.88788">
            <text:p>2.8878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433.52">
            <text:p>1433.52</text:p>
          </table:table-cell>
          <table:table-cell office:value-type="float" office:value="2.115">
            <text:p>2.11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425.32">
            <text:p>1425.32</text:p>
          </table:table-cell>
          <table:table-cell office:value-type="float" office:value="2.005">
            <text:p>2.00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222.25">
            <text:p>1222.25</text:p>
          </table:table-cell>
          <table:table-cell office:value-type="float" office:value="2.90636">
            <text:p>2.9063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294.19">
            <text:p>1294.19</text:p>
          </table:table-cell>
          <table:table-cell office:value-type="float" office:value="2.7928">
            <text:p>2.792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294.3">
            <text:p>1294.3</text:p>
          </table:table-cell>
          <table:table-cell office:value-type="float" office:value="2.95539">
            <text:p>2.9553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498.64">
            <text:p>1498.64</text:p>
          </table:table-cell>
          <table:table-cell office:value-type="float" office:value="2.758">
            <text:p>2.758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556.65">
            <text:p>1556.65</text:p>
          </table:table-cell>
          <table:table-cell office:value-type="float" office:value="2.02">
            <text:p>2.02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49.04">
            <text:p>1449.04</text:p>
          </table:table-cell>
          <table:table-cell office:value-type="float" office:value="2.348">
            <text:p>2.34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454.58">
            <text:p>1454.58</text:p>
          </table:table-cell>
          <table:table-cell office:value-type="float" office:value="2.83067">
            <text:p>2.8306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409.78">
            <text:p>1409.78</text:p>
          </table:table-cell>
          <table:table-cell office:value-type="float" office:value="2.78332">
            <text:p>2.7833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444.5">
            <text:p>1444.5</text:p>
          </table:table-cell>
          <table:table-cell office:value-type="float" office:value="2.328">
            <text:p>2.32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565.55">
            <text:p>1565.55</text:p>
          </table:table-cell>
          <table:table-cell office:value-type="float" office:value="3.025">
            <text:p>3.02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432.17">
            <text:p>1432.17</text:p>
          </table:table-cell>
          <table:table-cell office:value-type="float" office:value="2.322">
            <text:p>2.32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613.76">
            <text:p>1613.76</text:p>
          </table:table-cell>
          <table:table-cell office:value-type="float" office:value="2.338">
            <text:p>2.33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448.62">
            <text:p>1448.62</text:p>
          </table:table-cell>
          <table:table-cell office:value-type="float" office:value="2.7073">
            <text:p>2.7073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478.9">
            <text:p>1478.9</text:p>
          </table:table-cell>
          <table:table-cell office:value-type="float" office:value="2.332">
            <text:p>2.33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568.03">
            <text:p>1568.03</text:p>
          </table:table-cell>
          <table:table-cell office:value-type="float" office:value="2.166">
            <text:p>2.16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51.42">
            <text:p>1351.42</text:p>
          </table:table-cell>
          <table:table-cell office:value-type="float" office:value="2.8354">
            <text:p>2.835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45.58">
            <text:p>1145.58</text:p>
          </table:table-cell>
          <table:table-cell office:value-type="float" office:value="2.84331">
            <text:p>2.8433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21.01">
            <text:p>1421.01</text:p>
          </table:table-cell>
          <table:table-cell office:value-type="float" office:value="1.559">
            <text:p>1.559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60.39">
            <text:p>1360.39</text:p>
          </table:table-cell>
          <table:table-cell office:value-type="float" office:value="2.327">
            <text:p>2.32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444.9">
            <text:p>1444.9</text:p>
          </table:table-cell>
          <table:table-cell office:value-type="float" office:value="2.259">
            <text:p>2.25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22.63">
            <text:p>1422.63</text:p>
          </table:table-cell>
          <table:table-cell office:value-type="float" office:value="2.327">
            <text:p>2.32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171.91">
            <text:p>1171.91</text:p>
          </table:table-cell>
          <table:table-cell office:value-type="float" office:value="2.70317">
            <text:p>2.7031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326.33">
            <text:p>1326.33</text:p>
          </table:table-cell>
          <table:table-cell office:value-type="float" office:value="2.74726">
            <text:p>2.7472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390.07">
            <text:p>1390.07</text:p>
          </table:table-cell>
          <table:table-cell office:value-type="float" office:value="2.318">
            <text:p>2.31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364.08">
            <text:p>1364.08</text:p>
          </table:table-cell>
          <table:table-cell office:value-type="float" office:value="2.75211">
            <text:p>2.7521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371.43">
            <text:p>1371.43</text:p>
          </table:table-cell>
          <table:table-cell office:value-type="float" office:value="2.315">
            <text:p>2.31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229.23">
            <text:p>1229.23</text:p>
          </table:table-cell>
          <table:table-cell office:value-type="float" office:value="2.72614">
            <text:p>2.7261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324.72">
            <text:p>1324.72</text:p>
          </table:table-cell>
          <table:table-cell office:value-type="float" office:value="2.69373">
            <text:p>2.69373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303.1">
            <text:p>1303.1</text:p>
          </table:table-cell>
          <table:table-cell office:value-type="float" office:value="3.084">
            <text:p>3.084</text:p>
          </table:table-cell>
        </table:table-row>
        <table:table-row table:style-name="ro1" table:number-rows-repeated="10480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document-statistic meta:table-count="2" meta:cell-count="3584" meta:object-count="0"/>
  </office:meta>
</office:document-meta>
</file>